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等线" svg:font-family="等线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3.201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5.768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常规_20_2" style:data-style-name="N0">
      <style:table-cell-properties style:cell-protect="protected" style:print-content="true" fo:background-color="transparent" style:vertical-align="middle"/>
    </style:style>
    <style:style style:name="ce266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" style:family="table-cell" style:parent-style-name="常规_20_2" style:data-style-name="N0">
      <style:table-cell-properties fo:border-bottom="0.06pt solid #000000" fo:background-color="#f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常规_20_2" style:data-style-name="N0">
      <style:table-cell-properties fo:border-bottom="0.06pt solid #000000" fo:background-color="#f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常规_20_2" style:data-style-name="N0">
      <style:table-cell-properties fo:border-bottom="0.06pt solid #000000" fo:background-color="#00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" style:family="table-cell" style:parent-style-name="常规_20_2" style:data-style-name="N0">
      <style:table-cell-properties fo:border-bottom="0.06pt solid #000000" fo:background-color="#00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" style:family="table-cell" style:parent-style-name="常规_20_2" style:data-style-name="N0">
      <style:table-cell-properties fo:border-bottom="0.06pt solid #000000" fo:background-color="#00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" style:family="table-cell" style:parent-style-name="常规_20_2" style:data-style-name="N0">
      <style:table-cell-properties fo:border-bottom="0.06pt solid #000000" fo:background-color="#f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" style:family="table-cell" style:parent-style-name="常规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" style:family="table-cell" style:parent-style-name="常规_20_2" style:data-style-name="N0">
      <style:table-cell-properties fo:border-bottom="0.06pt solid #000000" fo:background-color="#80808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" style:family="table-cell" style:parent-style-name="常规_20_2" style:data-style-name="N0">
      <style:table-cell-properties fo:border-bottom="0.06pt solid #000000" fo:background-color="#c0c0c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" style:family="table-cell" style:parent-style-name="常规_20_2" style:data-style-name="N0">
      <style:table-cell-properties fo:border-bottom="0.06pt solid #000000" fo:background-color="#f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8" style:family="table-cell" style:parent-style-name="常规_20_2" style:data-style-name="N0">
      <style:table-cell-properties fo:border-bottom="0.06pt solid #000000" fo:background-color="#c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" style:family="table-cell" style:parent-style-name="常规_20_2" style:data-style-name="N0">
      <style:table-cell-properties fo:border-bottom="0.06pt solid #000000" fo:background-color="#cc66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" style:family="table-cell" style:parent-style-name="常规_20_2" style:data-style-name="N0">
      <style:table-cell-properties fo:border-bottom="0.06pt solid #000000" fo:background-color="#99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" style:family="table-cell" style:parent-style-name="常规_20_2" style:data-style-name="N0">
      <style:table-cell-properties fo:border-bottom="0.06pt solid #000000" fo:background-color="#99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" style:family="table-cell" style:parent-style-name="常规_20_2" style:data-style-name="N0">
      <style:table-cell-properties fo:border-bottom="0.06pt solid #000000" fo:background-color="#7f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" style:family="table-cell" style:parent-style-name="常规_20_2" style:data-style-name="N0">
      <style:table-cell-properties fo:border-bottom="0.06pt solid #000000" fo:background-color="#7f3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" style:family="table-cell" style:parent-style-name="常规_20_2" style:data-style-name="N0">
      <style:table-cell-properties fo:border-bottom="0.06pt solid #000000" fo:background-color="#4c00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" style:family="table-cell" style:parent-style-name="常规_20_2" style:data-style-name="N0">
      <style:table-cell-properties fo:border-bottom="0.06pt solid #000000" fo:background-color="#4c26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6" style:family="table-cell" style:parent-style-name="常规_20_2" style:data-style-name="N0">
      <style:table-cell-properties fo:border-bottom="0.06pt solid #000000" fo:background-color="#f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7" style:family="table-cell" style:parent-style-name="常规_20_2" style:data-style-name="N0">
      <style:table-cell-properties fo:border-bottom="0.06pt solid #000000" fo:background-color="#ff9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8" style:family="table-cell" style:parent-style-name="常规_20_2" style:data-style-name="N0">
      <style:table-cell-properties fo:border-bottom="0.06pt solid #000000" fo:background-color="#cc3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9" style:family="table-cell" style:parent-style-name="常规_20_2" style:data-style-name="N0">
      <style:table-cell-properties fo:border-bottom="0.06pt solid #000000" fo:background-color="#cc7f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0" style:family="table-cell" style:parent-style-name="常规_20_2" style:data-style-name="N0">
      <style:table-cell-properties fo:border-bottom="0.06pt solid #000000" fo:background-color="#99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1" style:family="table-cell" style:parent-style-name="常规_20_2" style:data-style-name="N0">
      <style:table-cell-properties fo:border-bottom="0.06pt solid #000000" fo:background-color="#995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2" style:family="table-cell" style:parent-style-name="常规_20_2" style:data-style-name="N0">
      <style:table-cell-properties fo:border-bottom="0.06pt solid #000000" fo:background-color="#7f1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3" style:family="table-cell" style:parent-style-name="常规_20_2" style:data-style-name="N0">
      <style:table-cell-properties fo:border-bottom="0.06pt solid #000000" fo:background-color="#7f4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4" style:family="table-cell" style:parent-style-name="常规_20_2" style:data-style-name="N0">
      <style:table-cell-properties fo:border-bottom="0.06pt solid #000000" fo:background-color="#4c13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5" style:family="table-cell" style:parent-style-name="常规_20_2" style:data-style-name="N0">
      <style:table-cell-properties fo:border-bottom="0.06pt solid #000000" fo:background-color="#4c2f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36" style:family="table-cell" style:parent-style-name="常规_20_2" style:data-style-name="N0">
      <style:table-cell-properties fo:border-bottom="0.06pt solid #000000" fo:background-color="#f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常规_20_2" style:data-style-name="N0">
      <style:table-cell-properties fo:border-bottom="0.06pt solid #000000" fo:background-color="#ffb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8" style:family="table-cell" style:parent-style-name="常规_20_2" style:data-style-name="N0">
      <style:table-cell-properties fo:border-bottom="0.06pt solid #000000" fo:background-color="#cc6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9" style:family="table-cell" style:parent-style-name="常规_20_2" style:data-style-name="N0">
      <style:table-cell-properties fo:border-bottom="0.06pt solid #000000" fo:background-color="#cc99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0" style:family="table-cell" style:parent-style-name="常规_20_2" style:data-style-name="N0">
      <style:table-cell-properties fo:border-bottom="0.06pt solid #000000" fo:background-color="#9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1" style:family="table-cell" style:parent-style-name="常规_20_2" style:data-style-name="N0">
      <style:table-cell-properties fo:border-bottom="0.06pt solid #000000" fo:background-color="#997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2" style:family="table-cell" style:parent-style-name="常规_20_2" style:data-style-name="N0">
      <style:table-cell-properties fo:border-bottom="0.06pt solid #000000" fo:background-color="#7f3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3" style:family="table-cell" style:parent-style-name="常规_20_2" style:data-style-name="N0">
      <style:table-cell-properties fo:border-bottom="0.06pt solid #000000" fo:background-color="#7f5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4" style:family="table-cell" style:parent-style-name="常规_20_2" style:data-style-name="N0">
      <style:table-cell-properties fo:border-bottom="0.06pt solid #000000" fo:background-color="#4c2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5" style:family="table-cell" style:parent-style-name="常规_20_2" style:data-style-name="N0">
      <style:table-cell-properties fo:border-bottom="0.06pt solid #000000" fo:background-color="#4c39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46" style:family="table-cell" style:parent-style-name="常规_20_2" style:data-style-name="N0">
      <style:table-cell-properties fo:border-bottom="0.06pt solid #000000" fo:background-color="#ffb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7" style:family="table-cell" style:parent-style-name="常规_20_2" style:data-style-name="N0">
      <style:table-cell-properties fo:border-bottom="0.06pt solid #000000" fo:background-color="#ffd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8" style:family="table-cell" style:parent-style-name="常规_20_2" style:data-style-name="N0">
      <style:table-cell-properties fo:border-bottom="0.06pt solid #000000" fo:background-color="#cc9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49" style:family="table-cell" style:parent-style-name="常规_20_2" style:data-style-name="N0">
      <style:table-cell-properties fo:border-bottom="0.06pt solid #000000" fo:background-color="#ccb2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0" style:family="table-cell" style:parent-style-name="常规_20_2" style:data-style-name="N0">
      <style:table-cell-properties fo:border-bottom="0.06pt solid #000000" fo:background-color="#9972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1" style:family="table-cell" style:parent-style-name="常规_20_2" style:data-style-name="N0">
      <style:table-cell-properties fo:border-bottom="0.06pt solid #000000" fo:background-color="#9985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2" style:family="table-cell" style:parent-style-name="常规_20_2" style:data-style-name="N0">
      <style:table-cell-properties fo:border-bottom="0.06pt solid #000000" fo:background-color="#7f5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3" style:family="table-cell" style:parent-style-name="常规_20_2" style:data-style-name="N0">
      <style:table-cell-properties fo:border-bottom="0.06pt solid #000000" fo:background-color="#7f6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4" style:family="table-cell" style:parent-style-name="常规_20_2" style:data-style-name="N0">
      <style:table-cell-properties fo:border-bottom="0.06pt solid #000000" fo:background-color="#4c39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5" style:family="table-cell" style:parent-style-name="常规_20_2" style:data-style-name="N0">
      <style:table-cell-properties fo:border-bottom="0.06pt solid #000000" fo:background-color="#4c42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56" style:family="table-cell" style:parent-style-name="常规_20_2" style:data-style-name="N0">
      <style:table-cell-properties fo:border-bottom="0.06pt solid #000000" fo:background-color="#f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7" style:family="table-cell" style:parent-style-name="常规_20_2" style:data-style-name="N0">
      <style:table-cell-properties fo:border-bottom="0.06pt solid #000000" fo:background-color="#cc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8" style:family="table-cell" style:parent-style-name="常规_20_2" style:data-style-name="N0">
      <style:table-cell-properties fo:border-bottom="0.06pt solid #000000" fo:background-color="#cc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常规_20_2" style:data-style-name="N0">
      <style:table-cell-properties fo:border-bottom="0.06pt solid #000000" fo:background-color="#98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常规_20_2" style:data-style-name="N0">
      <style:table-cell-properties fo:border-bottom="0.06pt solid #000000" fo:background-color="#98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1" style:family="table-cell" style:parent-style-name="常规_20_2" style:data-style-name="N0">
      <style:table-cell-properties fo:border-bottom="0.06pt solid #000000" fo:background-color="#7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2" style:family="table-cell" style:parent-style-name="常规_20_2" style:data-style-name="N0">
      <style:table-cell-properties fo:border-bottom="0.06pt solid #000000" fo:background-color="#7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3" style:family="table-cell" style:parent-style-name="常规_20_2" style:data-style-name="N0">
      <style:table-cell-properties fo:border-bottom="0.06pt solid #000000" fo:background-color="#4c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4" style:family="table-cell" style:parent-style-name="常规_20_2" style:data-style-name="N0">
      <style:table-cell-properties fo:border-bottom="0.06pt solid #000000" fo:background-color="#4c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65" style:family="table-cell" style:parent-style-name="常规_20_2" style:data-style-name="N0">
      <style:table-cell-properties fo:border-bottom="0.06pt solid #000000" fo:background-color="#b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6" style:family="table-cell" style:parent-style-name="常规_20_2" style:data-style-name="N0">
      <style:table-cell-properties fo:border-bottom="0.06pt solid #000000" fo:background-color="#d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7" style:family="table-cell" style:parent-style-name="常规_20_2" style:data-style-name="N0">
      <style:table-cell-properties fo:border-bottom="0.06pt solid #000000" fo:background-color="#99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8" style:family="table-cell" style:parent-style-name="常规_20_2" style:data-style-name="N0">
      <style:table-cell-properties fo:border-bottom="0.06pt solid #000000" fo:background-color="#b2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69" style:family="table-cell" style:parent-style-name="常规_20_2" style:data-style-name="N0">
      <style:table-cell-properties fo:border-bottom="0.06pt solid #000000" fo:background-color="#72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0" style:family="table-cell" style:parent-style-name="常规_20_2" style:data-style-name="N0">
      <style:table-cell-properties fo:border-bottom="0.06pt solid #000000" fo:background-color="#85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1" style:family="table-cell" style:parent-style-name="常规_20_2" style:data-style-name="N0">
      <style:table-cell-properties fo:border-bottom="0.06pt solid #000000" fo:background-color="#5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2" style:family="table-cell" style:parent-style-name="常规_20_2" style:data-style-name="N0">
      <style:table-cell-properties fo:border-bottom="0.06pt solid #000000" fo:background-color="#6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3" style:family="table-cell" style:parent-style-name="常规_20_2" style:data-style-name="N0">
      <style:table-cell-properties fo:border-bottom="0.06pt solid #000000" fo:background-color="#39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4" style:family="table-cell" style:parent-style-name="常规_20_2" style:data-style-name="N0">
      <style:table-cell-properties fo:border-bottom="0.06pt solid #000000" fo:background-color="#42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75" style:family="table-cell" style:parent-style-name="常规_20_2" style:data-style-name="N0">
      <style:table-cell-properties fo:border-bottom="0.06pt solid #000000" fo:background-color="#7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6" style:family="table-cell" style:parent-style-name="常规_20_2" style:data-style-name="N0">
      <style:table-cell-properties fo:border-bottom="0.06pt solid #000000" fo:background-color="#b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7" style:family="table-cell" style:parent-style-name="常规_20_2" style:data-style-name="N0">
      <style:table-cell-properties fo:border-bottom="0.06pt solid #000000" fo:background-color="#66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8" style:family="table-cell" style:parent-style-name="常规_20_2" style:data-style-name="N0">
      <style:table-cell-properties fo:border-bottom="0.06pt solid #000000" fo:background-color="#99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9" style:family="table-cell" style:parent-style-name="常规_20_2" style:data-style-name="N0">
      <style:table-cell-properties fo:border-bottom="0.06pt solid #000000" fo:background-color="#4c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0" style:family="table-cell" style:parent-style-name="常规_20_2" style:data-style-name="N0">
      <style:table-cell-properties fo:border-bottom="0.06pt solid #000000" fo:background-color="#72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1" style:family="table-cell" style:parent-style-name="常规_20_2" style:data-style-name="N0">
      <style:table-cell-properties fo:border-bottom="0.06pt solid #000000" fo:background-color="#3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2" style:family="table-cell" style:parent-style-name="常规_20_2" style:data-style-name="N0">
      <style:table-cell-properties fo:border-bottom="0.06pt solid #000000" fo:background-color="#5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3" style:family="table-cell" style:parent-style-name="常规_20_2" style:data-style-name="N0">
      <style:table-cell-properties fo:border-bottom="0.06pt solid #000000" fo:background-color="#26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4" style:family="table-cell" style:parent-style-name="常规_20_2" style:data-style-name="N0">
      <style:table-cell-properties fo:border-bottom="0.06pt solid #000000" fo:background-color="#39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85" style:family="table-cell" style:parent-style-name="常规_20_2" style:data-style-name="N0">
      <style:table-cell-properties fo:border-bottom="0.06pt solid #000000" fo:background-color="#3ff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6" style:family="table-cell" style:parent-style-name="常规_20_2" style:data-style-name="N0">
      <style:table-cell-properties fo:border-bottom="0.06pt solid #000000" fo:background-color="#9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7" style:family="table-cell" style:parent-style-name="常规_20_2" style:data-style-name="N0">
      <style:table-cell-properties fo:border-bottom="0.06pt solid #000000" fo:background-color="#33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8" style:family="table-cell" style:parent-style-name="常规_20_2" style:data-style-name="N0">
      <style:table-cell-properties fo:border-bottom="0.06pt solid #000000" fo:background-color="#7f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89" style:family="table-cell" style:parent-style-name="常规_20_2" style:data-style-name="N0">
      <style:table-cell-properties fo:border-bottom="0.06pt solid #000000" fo:background-color="#26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0" style:family="table-cell" style:parent-style-name="常规_20_2" style:data-style-name="N0">
      <style:table-cell-properties fo:border-bottom="0.06pt solid #000000" fo:background-color="#5f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1" style:family="table-cell" style:parent-style-name="常规_20_2" style:data-style-name="N0">
      <style:table-cell-properties fo:border-bottom="0.06pt solid #000000" fo:background-color="#1f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2" style:family="table-cell" style:parent-style-name="常规_20_2" style:data-style-name="N0">
      <style:table-cell-properties fo:border-bottom="0.06pt solid #000000" fo:background-color="#4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3" style:family="table-cell" style:parent-style-name="常规_20_2" style:data-style-name="N0">
      <style:table-cell-properties fo:border-bottom="0.06pt solid #000000" fo:background-color="#13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4" style:family="table-cell" style:parent-style-name="常规_20_2" style:data-style-name="N0">
      <style:table-cell-properties fo:border-bottom="0.06pt solid #000000" fo:background-color="#2f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5" style:family="table-cell" style:parent-style-name="常规_20_2" style:data-style-name="N0">
      <style:table-cell-properties fo:border-bottom="0.06pt solid #000000" fo:background-color="#7f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6" style:family="table-cell" style:parent-style-name="常规_20_2" style:data-style-name="N0">
      <style:table-cell-properties fo:border-bottom="0.06pt solid #000000" fo:background-color="#00c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7" style:family="table-cell" style:parent-style-name="常规_20_2" style:data-style-name="N0">
      <style:table-cell-properties fo:border-bottom="0.06pt solid #000000" fo:background-color="#66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常规_20_2" style:data-style-name="N0">
      <style:table-cell-properties fo:border-bottom="0.06pt solid #000000" fo:background-color="#0098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99" style:family="table-cell" style:parent-style-name="常规_20_2" style:data-style-name="N0">
      <style:table-cell-properties fo:border-bottom="0.06pt solid #000000" fo:background-color="#4c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0" style:family="table-cell" style:parent-style-name="常规_20_2" style:data-style-name="N0">
      <style:table-cell-properties fo:border-bottom="0.06pt solid #000000" fo:background-color="#007f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1" style:family="table-cell" style:parent-style-name="常规_20_2" style:data-style-name="N0">
      <style:table-cell-properties fo:border-bottom="0.06pt solid #000000" fo:background-color="#3f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2" style:family="table-cell" style:parent-style-name="常规_20_2" style:data-style-name="N0">
      <style:table-cell-properties fo:border-bottom="0.06pt solid #000000" fo:background-color="#004c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3" style:family="table-cell" style:parent-style-name="常规_20_2" style:data-style-name="N0">
      <style:table-cell-properties fo:border-bottom="0.06pt solid #000000" fo:background-color="#26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4" style:family="table-cell" style:parent-style-name="常规_20_2" style:data-style-name="N0">
      <style:table-cell-properties fo:border-bottom="0.06pt solid #000000" fo:background-color="#00f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5" style:family="table-cell" style:parent-style-name="常规_20_2" style:data-style-name="N0">
      <style:table-cell-properties fo:border-bottom="0.06pt solid #000000" fo:background-color="#7ff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常规_20_2" style:data-style-name="N0">
      <style:table-cell-properties fo:border-bottom="0.06pt solid #000000" fo:background-color="#00cc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7" style:family="table-cell" style:parent-style-name="常规_20_2" style:data-style-name="N0">
      <style:table-cell-properties fo:border-bottom="0.06pt solid #000000" fo:background-color="#66cc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08" style:family="table-cell" style:parent-style-name="常规_20_2" style:data-style-name="N0">
      <style:table-cell-properties fo:border-bottom="0.06pt solid #000000" fo:background-color="#0098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09" style:family="table-cell" style:parent-style-name="常规_20_2" style:data-style-name="N0">
      <style:table-cell-properties fo:border-bottom="0.06pt solid #000000" fo:background-color="#4c98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0" style:family="table-cell" style:parent-style-name="常规_20_2" style:data-style-name="N0">
      <style:table-cell-properties fo:border-bottom="0.06pt solid #000000" fo:background-color="#007f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1" style:family="table-cell" style:parent-style-name="常规_20_2" style:data-style-name="N0">
      <style:table-cell-properties fo:border-bottom="0.06pt solid #000000" fo:background-color="#3f7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2" style:family="table-cell" style:parent-style-name="常规_20_2" style:data-style-name="N0">
      <style:table-cell-properties fo:border-bottom="0.06pt solid #000000" fo:background-color="#004c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3" style:family="table-cell" style:parent-style-name="常规_20_2" style:data-style-name="N0">
      <style:table-cell-properties fo:border-bottom="0.06pt solid #000000" fo:background-color="#264c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4" style:family="table-cell" style:parent-style-name="常规_20_2" style:data-style-name="N0">
      <style:table-cell-properties fo:border-bottom="0.06pt solid #000000" fo:background-color="#00f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5" style:family="table-cell" style:parent-style-name="常规_20_2" style:data-style-name="N0">
      <style:table-cell-properties fo:border-bottom="0.06pt solid #000000" fo:background-color="#7f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常规_20_2" style:data-style-name="N0">
      <style:table-cell-properties fo:border-bottom="0.06pt solid #000000" fo:background-color="#00cc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7" style:family="table-cell" style:parent-style-name="常规_20_2" style:data-style-name="N0">
      <style:table-cell-properties fo:border-bottom="0.06pt solid #000000" fo:background-color="#66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18" style:family="table-cell" style:parent-style-name="常规_20_2" style:data-style-name="N0">
      <style:table-cell-properties fo:border-bottom="0.06pt solid #000000" fo:background-color="#0098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19" style:family="table-cell" style:parent-style-name="常规_20_2" style:data-style-name="N0">
      <style:table-cell-properties fo:border-bottom="0.06pt solid #000000" fo:background-color="#4c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0" style:family="table-cell" style:parent-style-name="常规_20_2" style:data-style-name="N0">
      <style:table-cell-properties fo:border-bottom="0.06pt solid #000000" fo:background-color="#007f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1" style:family="table-cell" style:parent-style-name="常规_20_2" style:data-style-name="N0">
      <style:table-cell-properties fo:border-bottom="0.06pt solid #000000" fo:background-color="#3f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2" style:family="table-cell" style:parent-style-name="常规_20_2" style:data-style-name="N0">
      <style:table-cell-properties fo:border-bottom="0.06pt solid #000000" fo:background-color="#004c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3" style:family="table-cell" style:parent-style-name="常规_20_2" style:data-style-name="N0">
      <style:table-cell-properties fo:border-bottom="0.06pt solid #000000" fo:background-color="#26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4" style:family="table-cell" style:parent-style-name="常规_20_2" style:data-style-name="N0">
      <style:table-cell-properties fo:border-bottom="0.06pt solid #000000" fo:background-color="#00f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常规_20_2" style:data-style-name="N0">
      <style:table-cell-properties fo:border-bottom="0.06pt solid #000000" fo:background-color="#7ff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6" style:family="table-cell" style:parent-style-name="常规_20_2" style:data-style-name="N0">
      <style:table-cell-properties fo:border-bottom="0.06pt solid #000000" fo:background-color="#00cc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7" style:family="table-cell" style:parent-style-name="常规_20_2" style:data-style-name="N0">
      <style:table-cell-properties fo:border-bottom="0.06pt solid #000000" fo:background-color="#66cc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28" style:family="table-cell" style:parent-style-name="常规_20_2" style:data-style-name="N0">
      <style:table-cell-properties fo:border-bottom="0.06pt solid #000000" fo:background-color="#0098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29" style:family="table-cell" style:parent-style-name="常规_20_2" style:data-style-name="N0">
      <style:table-cell-properties fo:border-bottom="0.06pt solid #000000" fo:background-color="#4c98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0" style:family="table-cell" style:parent-style-name="常规_20_2" style:data-style-name="N0">
      <style:table-cell-properties fo:border-bottom="0.06pt solid #000000" fo:background-color="#007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1" style:family="table-cell" style:parent-style-name="常规_20_2" style:data-style-name="N0">
      <style:table-cell-properties fo:border-bottom="0.06pt solid #000000" fo:background-color="#3f7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2" style:family="table-cell" style:parent-style-name="常规_20_2" style:data-style-name="N0">
      <style:table-cell-properties fo:border-bottom="0.06pt solid #000000" fo:background-color="#004c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3" style:family="table-cell" style:parent-style-name="常规_20_2" style:data-style-name="N0">
      <style:table-cell-properties fo:border-bottom="0.06pt solid #000000" fo:background-color="#264c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4" style:family="table-cell" style:parent-style-name="常规_20_2" style:data-style-name="N0">
      <style:table-cell-properties fo:border-bottom="0.06pt solid #000000" fo:background-color="#7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5" style:family="table-cell" style:parent-style-name="常规_20_2" style:data-style-name="N0">
      <style:table-cell-properties fo:border-bottom="0.06pt solid #000000" fo:background-color="#00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6" style:family="table-cell" style:parent-style-name="常规_20_2" style:data-style-name="N0">
      <style:table-cell-properties fo:border-bottom="0.06pt solid #000000" fo:background-color="#66cc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常规_20_2" style:data-style-name="N0">
      <style:table-cell-properties fo:border-bottom="0.06pt solid #000000" fo:background-color="#00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8" style:family="table-cell" style:parent-style-name="常规_20_2" style:data-style-name="N0">
      <style:table-cell-properties fo:border-bottom="0.06pt solid #000000" fo:background-color="#4c98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39" style:family="table-cell" style:parent-style-name="常规_20_2" style:data-style-name="N0">
      <style:table-cell-properties fo:border-bottom="0.06pt solid #000000" fo:background-color="#00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0" style:family="table-cell" style:parent-style-name="常规_20_2" style:data-style-name="N0">
      <style:table-cell-properties fo:border-bottom="0.06pt solid #000000" fo:background-color="#3f7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1" style:family="table-cell" style:parent-style-name="常规_20_2" style:data-style-name="N0">
      <style:table-cell-properties fo:border-bottom="0.06pt solid #000000" fo:background-color="#00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2" style:family="table-cell" style:parent-style-name="常规_20_2" style:data-style-name="N0">
      <style:table-cell-properties fo:border-bottom="0.06pt solid #000000" fo:background-color="#264c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3" style:family="table-cell" style:parent-style-name="常规_20_2" style:data-style-name="N0">
      <style:table-cell-properties fo:border-bottom="0.06pt solid #000000" fo:background-color="#00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4" style:family="table-cell" style:parent-style-name="常规_20_2" style:data-style-name="N0">
      <style:table-cell-properties fo:border-bottom="0.06pt solid #000000" fo:background-color="#7fd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常规_20_2" style:data-style-name="N0">
      <style:table-cell-properties fo:border-bottom="0.06pt solid #000000" fo:background-color="#00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常规_20_2" style:data-style-name="N0">
      <style:table-cell-properties fo:border-bottom="0.06pt solid #000000" fo:background-color="#66b2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常规_20_2" style:data-style-name="N0">
      <style:table-cell-properties fo:border-bottom="0.06pt solid #000000" fo:background-color="#00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8" style:family="table-cell" style:parent-style-name="常规_20_2" style:data-style-name="N0">
      <style:table-cell-properties fo:border-bottom="0.06pt solid #000000" fo:background-color="#4c85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49" style:family="table-cell" style:parent-style-name="常规_20_2" style:data-style-name="N0">
      <style:table-cell-properties fo:border-bottom="0.06pt solid #000000" fo:background-color="#00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0" style:family="table-cell" style:parent-style-name="常规_20_2" style:data-style-name="N0">
      <style:table-cell-properties fo:border-bottom="0.06pt solid #000000" fo:background-color="#3f6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1" style:family="table-cell" style:parent-style-name="常规_20_2" style:data-style-name="N0">
      <style:table-cell-properties fo:border-bottom="0.06pt solid #000000" fo:background-color="#00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2" style:family="table-cell" style:parent-style-name="常规_20_2" style:data-style-name="N0">
      <style:table-cell-properties fo:border-bottom="0.06pt solid #000000" fo:background-color="#2642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3" style:family="table-cell" style:parent-style-name="常规_20_2" style:data-style-name="N0">
      <style:table-cell-properties fo:border-bottom="0.06pt solid #000000" fo:background-color="#00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常规_20_2" style:data-style-name="N0">
      <style:table-cell-properties fo:border-bottom="0.06pt solid #000000" fo:background-color="#7fb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常规_20_2" style:data-style-name="N0">
      <style:table-cell-properties fo:border-bottom="0.06pt solid #000000" fo:background-color="#00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常规_20_2" style:data-style-name="N0">
      <style:table-cell-properties fo:border-bottom="0.06pt solid #000000" fo:background-color="#6699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常规_20_2" style:data-style-name="N0">
      <style:table-cell-properties fo:border-bottom="0.06pt solid #000000" fo:background-color="#00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8" style:family="table-cell" style:parent-style-name="常规_20_2" style:data-style-name="N0">
      <style:table-cell-properties fo:border-bottom="0.06pt solid #000000" fo:background-color="#4c72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59" style:family="table-cell" style:parent-style-name="常规_20_2" style:data-style-name="N0">
      <style:table-cell-properties fo:border-bottom="0.06pt solid #000000" fo:background-color="#00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0" style:family="table-cell" style:parent-style-name="常规_20_2" style:data-style-name="N0">
      <style:table-cell-properties fo:border-bottom="0.06pt solid #000000" fo:background-color="#3f5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1" style:family="table-cell" style:parent-style-name="常规_20_2" style:data-style-name="N0">
      <style:table-cell-properties fo:border-bottom="0.06pt solid #000000" fo:background-color="#00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2" style:family="table-cell" style:parent-style-name="常规_20_2" style:data-style-name="N0">
      <style:table-cell-properties fo:border-bottom="0.06pt solid #000000" fo:background-color="#2639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3" style:family="table-cell" style:parent-style-name="常规_20_2" style:data-style-name="N0">
      <style:table-cell-properties fo:border-bottom="0.06pt solid #000000" fo:background-color="#003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4" style:family="table-cell" style:parent-style-name="常规_20_2" style:data-style-name="N0">
      <style:table-cell-properties fo:border-bottom="0.06pt solid #000000" fo:background-color="#7f9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常规_20_2" style:data-style-name="N0">
      <style:table-cell-properties fo:border-bottom="0.06pt solid #000000" fo:background-color="#0033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6" style:family="table-cell" style:parent-style-name="常规_20_2" style:data-style-name="N0">
      <style:table-cell-properties fo:border-bottom="0.06pt solid #000000" fo:background-color="#667f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7" style:family="table-cell" style:parent-style-name="常规_20_2" style:data-style-name="N0">
      <style:table-cell-properties fo:border-bottom="0.06pt solid #000000" fo:background-color="#0026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8" style:family="table-cell" style:parent-style-name="常规_20_2" style:data-style-name="N0">
      <style:table-cell-properties fo:border-bottom="0.06pt solid #000000" fo:background-color="#4c5f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69" style:family="table-cell" style:parent-style-name="常规_20_2" style:data-style-name="N0">
      <style:table-cell-properties fo:border-bottom="0.06pt solid #000000" fo:background-color="#001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0" style:family="table-cell" style:parent-style-name="常规_20_2" style:data-style-name="N0">
      <style:table-cell-properties fo:border-bottom="0.06pt solid #000000" fo:background-color="#3f4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1" style:family="table-cell" style:parent-style-name="常规_20_2" style:data-style-name="N0">
      <style:table-cell-properties fo:border-bottom="0.06pt solid #000000" fo:background-color="#0013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2" style:family="table-cell" style:parent-style-name="常规_20_2" style:data-style-name="N0">
      <style:table-cell-properties fo:border-bottom="0.06pt solid #000000" fo:background-color="#262f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3" style:family="table-cell" style:parent-style-name="常规_20_2" style:data-style-name="N0">
      <style:table-cell-properties fo:border-bottom="0.06pt solid #000000" fo:background-color="#7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5" style:family="table-cell" style:parent-style-name="常规_20_2" style:data-style-name="N0">
      <style:table-cell-properties fo:border-bottom="0.06pt solid #000000" fo:background-color="#00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6" style:family="table-cell" style:parent-style-name="常规_20_2" style:data-style-name="N0">
      <style:table-cell-properties fo:border-bottom="0.06pt solid #000000" fo:background-color="#66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7" style:family="table-cell" style:parent-style-name="常规_20_2" style:data-style-name="N0">
      <style:table-cell-properties fo:border-bottom="0.06pt solid #000000" fo:background-color="#00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8" style:family="table-cell" style:parent-style-name="常规_20_2" style:data-style-name="N0">
      <style:table-cell-properties fo:border-bottom="0.06pt solid #000000" fo:background-color="#4c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79" style:family="table-cell" style:parent-style-name="常规_20_2" style:data-style-name="N0">
      <style:table-cell-properties fo:border-bottom="0.06pt solid #000000" fo:background-color="#00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0" style:family="table-cell" style:parent-style-name="常规_20_2" style:data-style-name="N0">
      <style:table-cell-properties fo:border-bottom="0.06pt solid #000000" fo:background-color="#3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1" style:family="table-cell" style:parent-style-name="常规_20_2" style:data-style-name="N0">
      <style:table-cell-properties fo:border-bottom="0.06pt solid #000000" fo:background-color="#00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2" style:family="table-cell" style:parent-style-name="常规_20_2" style:data-style-name="N0">
      <style:table-cell-properties fo:border-bottom="0.06pt solid #000000" fo:background-color="#26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3" style:family="table-cell" style:parent-style-name="常规_20_2" style:data-style-name="N0">
      <style:table-cell-properties fo:border-bottom="0.06pt solid #000000" fo:background-color="#3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4" style:family="table-cell" style:parent-style-name="常规_20_2" style:data-style-name="N0">
      <style:table-cell-properties fo:border-bottom="0.06pt solid #000000" fo:background-color="#9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5" style:family="table-cell" style:parent-style-name="常规_20_2" style:data-style-name="N0">
      <style:table-cell-properties fo:border-bottom="0.06pt solid #000000" fo:background-color="#33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6" style:family="table-cell" style:parent-style-name="常规_20_2" style:data-style-name="N0">
      <style:table-cell-properties fo:border-bottom="0.06pt solid #000000" fo:background-color="#7f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7" style:family="table-cell" style:parent-style-name="常规_20_2" style:data-style-name="N0">
      <style:table-cell-properties fo:border-bottom="0.06pt solid #000000" fo:background-color="#26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8" style:family="table-cell" style:parent-style-name="常规_20_2" style:data-style-name="N0">
      <style:table-cell-properties fo:border-bottom="0.06pt solid #000000" fo:background-color="#5f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89" style:family="table-cell" style:parent-style-name="常规_20_2" style:data-style-name="N0">
      <style:table-cell-properties fo:border-bottom="0.06pt solid #000000" fo:background-color="#1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0" style:family="table-cell" style:parent-style-name="常规_20_2" style:data-style-name="N0">
      <style:table-cell-properties fo:border-bottom="0.06pt solid #000000" fo:background-color="#4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1" style:family="table-cell" style:parent-style-name="常规_20_2" style:data-style-name="N0">
      <style:table-cell-properties fo:border-bottom="0.06pt solid #000000" fo:background-color="#13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2" style:family="table-cell" style:parent-style-name="常规_20_2" style:data-style-name="N0">
      <style:table-cell-properties fo:border-bottom="0.06pt solid #000000" fo:background-color="#2f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3" style:family="table-cell" style:parent-style-name="常规_20_2" style:data-style-name="N0">
      <style:table-cell-properties fo:border-bottom="0.06pt solid #000000" fo:background-color="#7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4" style:family="table-cell" style:parent-style-name="常规_20_2" style:data-style-name="N0">
      <style:table-cell-properties fo:border-bottom="0.06pt solid #000000" fo:background-color="#b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5" style:family="table-cell" style:parent-style-name="常规_20_2" style:data-style-name="N0">
      <style:table-cell-properties fo:border-bottom="0.06pt solid #000000" fo:background-color="#66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6" style:family="table-cell" style:parent-style-name="常规_20_2" style:data-style-name="N0">
      <style:table-cell-properties fo:border-bottom="0.06pt solid #000000" fo:background-color="#99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7" style:family="table-cell" style:parent-style-name="常规_20_2" style:data-style-name="N0">
      <style:table-cell-properties fo:border-bottom="0.06pt solid #000000" fo:background-color="#4c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8" style:family="table-cell" style:parent-style-name="常规_20_2" style:data-style-name="N0">
      <style:table-cell-properties fo:border-bottom="0.06pt solid #000000" fo:background-color="#72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199" style:family="table-cell" style:parent-style-name="常规_20_2" style:data-style-name="N0">
      <style:table-cell-properties fo:border-bottom="0.06pt solid #000000" fo:background-color="#3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0" style:family="table-cell" style:parent-style-name="常规_20_2" style:data-style-name="N0">
      <style:table-cell-properties fo:border-bottom="0.06pt solid #000000" fo:background-color="#5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1" style:family="table-cell" style:parent-style-name="常规_20_2" style:data-style-name="N0">
      <style:table-cell-properties fo:border-bottom="0.06pt solid #000000" fo:background-color="#26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2" style:family="table-cell" style:parent-style-name="常规_20_2" style:data-style-name="N0">
      <style:table-cell-properties fo:border-bottom="0.06pt solid #000000" fo:background-color="#39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3" style:family="table-cell" style:parent-style-name="常规_20_2" style:data-style-name="N0">
      <style:table-cell-properties fo:border-bottom="0.06pt solid #000000" fo:background-color="#bf00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常规_20_2" style:data-style-name="N0">
      <style:table-cell-properties fo:border-bottom="0.06pt solid #000000" fo:background-color="#d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常规_20_2" style:data-style-name="N0">
      <style:table-cell-properties fo:border-bottom="0.06pt solid #000000" fo:background-color="#99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常规_20_2" style:data-style-name="N0">
      <style:table-cell-properties fo:border-bottom="0.06pt solid #000000" fo:background-color="#b2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常规_20_2" style:data-style-name="N0">
      <style:table-cell-properties fo:border-bottom="0.06pt solid #000000" fo:background-color="#72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8" style:family="table-cell" style:parent-style-name="常规_20_2" style:data-style-name="N0">
      <style:table-cell-properties fo:border-bottom="0.06pt solid #000000" fo:background-color="#85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09" style:family="table-cell" style:parent-style-name="常规_20_2" style:data-style-name="N0">
      <style:table-cell-properties fo:border-bottom="0.06pt solid #000000" fo:background-color="#5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0" style:family="table-cell" style:parent-style-name="常规_20_2" style:data-style-name="N0">
      <style:table-cell-properties fo:border-bottom="0.06pt solid #000000" fo:background-color="#6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1" style:family="table-cell" style:parent-style-name="常规_20_2" style:data-style-name="N0">
      <style:table-cell-properties fo:border-bottom="0.06pt solid #000000" fo:background-color="#39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2" style:family="table-cell" style:parent-style-name="常规_20_2" style:data-style-name="N0">
      <style:table-cell-properties fo:border-bottom="0.06pt solid #000000" fo:background-color="#42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3" style:family="table-cell" style:parent-style-name="常规_20_2" style:data-style-name="N0">
      <style:table-cell-properties fo:border-bottom="0.06pt solid #000000" fo:background-color="#ff7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14" style:family="table-cell" style:parent-style-name="常规_20_2" style:data-style-name="N0">
      <style:table-cell-properties fo:border-bottom="0.06pt solid #000000" fo:background-color="#cc00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15" style:family="table-cell" style:parent-style-name="常规_20_2" style:data-style-name="N0">
      <style:table-cell-properties fo:border-bottom="0.06pt solid #000000" fo:background-color="#cc66c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16" style:family="table-cell" style:parent-style-name="常规_20_2" style:data-style-name="N0">
      <style:table-cell-properties fo:border-bottom="0.06pt solid #000000" fo:background-color="#9800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7" style:family="table-cell" style:parent-style-name="常规_20_2" style:data-style-name="N0">
      <style:table-cell-properties fo:border-bottom="0.06pt solid #000000" fo:background-color="#984c98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8" style:family="table-cell" style:parent-style-name="常规_20_2" style:data-style-name="N0">
      <style:table-cell-properties fo:border-bottom="0.06pt solid #000000" fo:background-color="#7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19" style:family="table-cell" style:parent-style-name="常规_20_2" style:data-style-name="N0">
      <style:table-cell-properties fo:border-bottom="0.06pt solid #000000" fo:background-color="#7f3f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0" style:family="table-cell" style:parent-style-name="常规_20_2" style:data-style-name="N0">
      <style:table-cell-properties fo:border-bottom="0.06pt solid #000000" fo:background-color="#4c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1" style:family="table-cell" style:parent-style-name="常规_20_2" style:data-style-name="N0">
      <style:table-cell-properties fo:border-bottom="0.06pt solid #000000" fo:background-color="#4c26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2" style:family="table-cell" style:parent-style-name="常规_20_2" style:data-style-name="N0">
      <style:table-cell-properties fo:border-bottom="0.06pt solid #000000" fo:background-color="#ff00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3" style:family="table-cell" style:parent-style-name="常规_20_2" style:data-style-name="N0">
      <style:table-cell-properties fo:border-bottom="0.06pt solid #000000" fo:background-color="#ff7fd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4" style:family="table-cell" style:parent-style-name="常规_20_2" style:data-style-name="N0">
      <style:table-cell-properties fo:border-bottom="0.06pt solid #000000" fo:background-color="#cc00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5" style:family="table-cell" style:parent-style-name="常规_20_2" style:data-style-name="N0">
      <style:table-cell-properties fo:border-bottom="0.06pt solid #000000" fo:background-color="#cc66b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6" style:family="table-cell" style:parent-style-name="常规_20_2" style:data-style-name="N0">
      <style:table-cell-properties fo:border-bottom="0.06pt solid #000000" fo:background-color="#9800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7" style:family="table-cell" style:parent-style-name="常规_20_2" style:data-style-name="N0">
      <style:table-cell-properties fo:border-bottom="0.06pt solid #000000" fo:background-color="#984c8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8" style:family="table-cell" style:parent-style-name="常规_20_2" style:data-style-name="N0">
      <style:table-cell-properties fo:border-bottom="0.06pt solid #000000" fo:background-color="#7f00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29" style:family="table-cell" style:parent-style-name="常规_20_2" style:data-style-name="N0">
      <style:table-cell-properties fo:border-bottom="0.06pt solid #000000" fo:background-color="#7f3f6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0" style:family="table-cell" style:parent-style-name="常规_20_2" style:data-style-name="N0">
      <style:table-cell-properties fo:border-bottom="0.06pt solid #000000" fo:background-color="#4c00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1" style:family="table-cell" style:parent-style-name="常规_20_2" style:data-style-name="N0">
      <style:table-cell-properties fo:border-bottom="0.06pt solid #000000" fo:background-color="#4c264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2" style:family="table-cell" style:parent-style-name="常规_20_2" style:data-style-name="N0">
      <style:table-cell-properties fo:border-bottom="0.06pt solid #000000" fo:background-color="#ff00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3" style:family="table-cell" style:parent-style-name="常规_20_2" style:data-style-name="N0">
      <style:table-cell-properties fo:border-bottom="0.06pt solid #000000" fo:background-color="#ff7fb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4" style:family="table-cell" style:parent-style-name="常规_20_2" style:data-style-name="N0">
      <style:table-cell-properties fo:border-bottom="0.06pt solid #000000" fo:background-color="#cc006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5" style:family="table-cell" style:parent-style-name="常规_20_2" style:data-style-name="N0">
      <style:table-cell-properties fo:border-bottom="0.06pt solid #000000" fo:background-color="#cc669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36" style:family="table-cell" style:parent-style-name="常规_20_2" style:data-style-name="N0">
      <style:table-cell-properties fo:border-bottom="0.06pt solid #000000" fo:background-color="#98004c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7" style:family="table-cell" style:parent-style-name="常规_20_2" style:data-style-name="N0">
      <style:table-cell-properties fo:border-bottom="0.06pt solid #000000" fo:background-color="#984c72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8" style:family="table-cell" style:parent-style-name="常规_20_2" style:data-style-name="N0">
      <style:table-cell-properties fo:border-bottom="0.06pt solid #000000" fo:background-color="#7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39" style:family="table-cell" style:parent-style-name="常规_20_2" style:data-style-name="N0">
      <style:table-cell-properties fo:border-bottom="0.06pt solid #000000" fo:background-color="#7f3f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0" style:family="table-cell" style:parent-style-name="常规_20_2" style:data-style-name="N0">
      <style:table-cell-properties fo:border-bottom="0.06pt solid #000000" fo:background-color="#4c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1" style:family="table-cell" style:parent-style-name="常规_20_2" style:data-style-name="N0">
      <style:table-cell-properties fo:border-bottom="0.06pt solid #000000" fo:background-color="#4c2639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2" style:family="table-cell" style:parent-style-name="常规_20_2" style:data-style-name="N0">
      <style:table-cell-properties fo:border-bottom="0.06pt solid #000000" fo:background-color="#ff003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3" style:family="table-cell" style:parent-style-name="常规_20_2" style:data-style-name="N0">
      <style:table-cell-properties fo:border-bottom="0.06pt solid #000000" fo:background-color="#ff7f9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4" style:family="table-cell" style:parent-style-name="常规_20_2" style:data-style-name="N0">
      <style:table-cell-properties fo:border-bottom="0.06pt solid #000000" fo:background-color="#cc00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常规_20_2" style:data-style-name="N0">
      <style:table-cell-properties fo:border-bottom="0.06pt solid #000000" fo:background-color="#cc667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6" style:family="table-cell" style:parent-style-name="常规_20_2" style:data-style-name="N0">
      <style:table-cell-properties fo:border-bottom="0.06pt solid #000000" fo:background-color="#98002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7" style:family="table-cell" style:parent-style-name="常规_20_2" style:data-style-name="N0">
      <style:table-cell-properties fo:border-bottom="0.06pt solid #000000" fo:background-color="#984c5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8" style:family="table-cell" style:parent-style-name="常规_20_2" style:data-style-name="N0">
      <style:table-cell-properties fo:border-bottom="0.06pt solid #000000" fo:background-color="#7f001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49" style:family="table-cell" style:parent-style-name="常规_20_2" style:data-style-name="N0">
      <style:table-cell-properties fo:border-bottom="0.06pt solid #000000" fo:background-color="#7f3f4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0" style:family="table-cell" style:parent-style-name="常规_20_2" style:data-style-name="N0">
      <style:table-cell-properties fo:border-bottom="0.06pt solid #000000" fo:background-color="#4c001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1" style:family="table-cell" style:parent-style-name="常规_20_2" style:data-style-name="N0">
      <style:table-cell-properties fo:border-bottom="0.06pt solid #000000" fo:background-color="#4c262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2" style:family="table-cell" style:parent-style-name="常规_20_2" style:data-style-name="N0">
      <style:table-cell-properties fo:border-bottom="0.06pt solid #000000" fo:background-color="#333333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3" style:family="table-cell" style:parent-style-name="常规_20_2" style:data-style-name="N0">
      <style:table-cell-properties fo:border-bottom="0.06pt solid #000000" fo:background-color="#5b5b5b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 fo:font-size="12pt" style:font-size-asian="12pt" style:font-size-complex="12pt"/>
    </style:style>
    <style:style style:name="ce254" style:family="table-cell" style:parent-style-name="常规_20_2" style:data-style-name="N0">
      <style:table-cell-properties fo:border-bottom="0.06pt solid #000000" fo:background-color="#848484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5" style:family="table-cell" style:parent-style-name="常规_20_2" style:data-style-name="N0">
      <style:table-cell-properties fo:border-bottom="0.06pt solid #000000" fo:background-color="#adadad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6" style:family="table-cell" style:parent-style-name="常规_20_2" style:data-style-name="N0">
      <style:table-cell-properties fo:border-bottom="0.06pt solid #000000" fo:background-color="#d6d6d6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57" style:family="table-cell" style:parent-style-name="常规_20_2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</style:style>
    <style:style style:name="ce258" style:family="table-cell" style:parent-style-name="常规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18" style:family="table-cell" style:parent-style-name="常规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常规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174" style:family="table-cell" style:parent-style-name="常规_20_2" style:data-style-name="N0">
      <style:table-cell-properties style:cell-protect="protected" style:print-content="true" fo:background-color="transparent" fo:border="0.06pt solid #000000" style:vertical-align="automatic"/>
    </style:style>
    <style:style style:name="ce259" style:family="table-cell" style:parent-style-name="常规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</style:style>
    <style:style style:name="ce522" style:family="table-cell" style:parent-style-name="Default" style:data-style-name="N0">
      <style:table-cell-properties style:cell-protect="protected" style:print-content="true" fo:background-color="transparent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I-Autodesk_colour_index" table:style-name="ta1">
        <table:table-column table:style-name="co1" table:default-cell-style-name="ce265"/>
        <table:table-column table:style-name="co2" table:default-cell-style-name="ce265"/>
        <table:table-column table:style-name="co3" table:default-cell-style-name="ce265"/>
        <table:table-column table:style-name="co4" table:default-cell-style-name="ce265"/>
        <table:table-column table:style-name="co5" table:default-cell-style-name="ce265"/>
        <table:table-column table:style-name="co6" table:default-cell-style-name="ce265"/>
        <table:table-column table:style-name="co7" table:default-cell-style-name="ce265"/>
        <table:table-column table:style-name="co8" table:number-columns-repeated="57" table:default-cell-style-name="ce265"/>
        <table:table-column table:style-name="co8" table:number-columns-repeated="960" table:default-cell-style-name="ce522"/>
        <table:table-row table:style-name="ro1">
          <table:table-cell table:style-name="ce5" office:value-type="string" calcext:value-type="string">
            <text:p>PrimaryKey</text:p>
          </table:table-cell>
          <table:table-cell table:style-name="ce266" office:value-type="string" calcext:value-type="string">
            <text:p>ACI颜色号</text:p>
          </table:table-cell>
          <table:table-cell table:style-name="ce5" office:value-type="string" calcext:value-type="string">
            <text:p>红(Red)</text:p>
          </table:table-cell>
          <table:table-cell table:style-name="ce5" office:value-type="string" calcext:value-type="string">
            <text:p>绿(Green)</text:p>
          </table:table-cell>
          <table:table-cell table:style-name="ce5" office:value-type="string" calcext:value-type="string">
            <text:p>蓝(Bule)</text:p>
          </table:table-cell>
          <table:table-cell table:style-name="ce5" office:value-type="string" calcext:value-type="string">
            <text:p>COMBINE_INDEX</text:p>
          </table:table-cell>
          <table:table-cell table:style-name="ce518" office:value-type="string" calcext:value-type="string">
            <text:p>使用位置备注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2]&amp;&quot;,&quot;&amp;[.D2]&amp;&quot;,&quot;&amp;[.E2]" office:value-type="string" office:string-value="255,0,0" calcext:value-type="string">
            <text:p>255,0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3]&amp;&quot;,&quot;&amp;[.D3]&amp;&quot;,&quot;&amp;[.E3]" office:value-type="string" office:string-value="255,255,0" calcext:value-type="string">
            <text:p>255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4]&amp;&quot;,&quot;&amp;[.D4]&amp;&quot;,&quot;&amp;[.E4]" office:value-type="string" office:string-value="0,255,0" calcext:value-type="string">
            <text:p>0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55" calcext:value-type="float">
            <text:p>255</text:p>
          </table:table-cell>
          <table:table-cell table:style-name="ce7" table:formula="of:=[.C5]&amp;&quot;,&quot;&amp;[.D5]&amp;&quot;,&quot;&amp;[.E5]" office:value-type="string" office:string-value="0,255,255" calcext:value-type="string">
            <text:p>0,255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6]&amp;&quot;,&quot;&amp;[.D6]&amp;&quot;,&quot;&amp;[.E6]" office:value-type="string" office:string-value="0,0,255" calcext:value-type="string">
            <text:p>0,0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7]&amp;&quot;,&quot;&amp;[.D7]&amp;&quot;,&quot;&amp;[.E7]" office:value-type="string" office:string-value="255,0,255" calcext:value-type="string">
            <text:p>255,0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table:style-name="ce7" office:value-type="float" office:value="255" calcext:value-type="float">
            <text:p>255</text:p>
          </table:table-cell>
          <table:table-cell table:style-name="ce7" table:formula="of:=[.C8]&amp;&quot;,&quot;&amp;[.D8]&amp;&quot;,&quot;&amp;[.E8]" office:value-type="string" office:string-value="255,255,255" calcext:value-type="string">
            <text:p>255,255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 table:style-name="ce7" office:value-type="float" office:value="128" calcext:value-type="float">
            <text:p>128</text:p>
          </table:table-cell>
          <table:table-cell table:style-name="ce7" table:formula="of:=[.C9]&amp;&quot;,&quot;&amp;[.D9]&amp;&quot;,&quot;&amp;[.E9]" office:value-type="string" office:string-value="128,128,128" calcext:value-type="string">
            <text:p>128,128,12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3" table:style-name="ce7" office:value-type="float" office:value="192" calcext:value-type="float">
            <text:p>192</text:p>
          </table:table-cell>
          <table:table-cell table:style-name="ce7" table:formula="of:=[.C10]&amp;&quot;,&quot;&amp;[.D10]&amp;&quot;,&quot;&amp;[.E10]" office:value-type="string" office:string-value="192,192,192" calcext:value-type="string">
            <text:p>192,192,19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1]&amp;&quot;,&quot;&amp;[.D11]&amp;&quot;,&quot;&amp;[.E11]" office:value-type="string" office:string-value="255,0,0" calcext:value-type="string">
            <text:p>255,0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7" office:value-type="float" office:value="11" calcext:value-type="float">
            <text:p>11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style-name="ce7" table:formula="of:=[.C12]&amp;&quot;,&quot;&amp;[.D12]&amp;&quot;,&quot;&amp;[.E12]" office:value-type="string" office:string-value="255,127,127" calcext:value-type="string">
            <text:p>255,127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8" office:value-type="float" office:value="12" calcext:value-type="float">
            <text:p>12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3]&amp;&quot;,&quot;&amp;[.D13]&amp;&quot;,&quot;&amp;[.E13]" office:value-type="string" office:string-value="204,0,0" calcext:value-type="string">
            <text:p>204,0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9" office:value-type="float" office:value="13" calcext:value-type="float">
            <text:p>13</text:p>
          </table:table-cell>
          <table:table-cell table:style-name="ce7" office:value-type="float" office:value="204" calcext:value-type="float">
            <text:p>204</text:p>
          </table:table-cell>
          <table:table-cell table:number-columns-repeated="2" table:style-name="ce7" office:value-type="float" office:value="102" calcext:value-type="float">
            <text:p>102</text:p>
          </table:table-cell>
          <table:table-cell table:style-name="ce7" table:formula="of:=[.C14]&amp;&quot;,&quot;&amp;[.D14]&amp;&quot;,&quot;&amp;[.E14]" office:value-type="string" office:string-value="204,102,102" calcext:value-type="string">
            <text:p>204,102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0" office:value-type="float" office:value="14" calcext:value-type="float">
            <text:p>14</text:p>
          </table:table-cell>
          <table:table-cell table:style-name="ce7" office:value-type="float" office:value="153" calcext:value-type="float">
            <text:p>15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5]&amp;&quot;,&quot;&amp;[.D15]&amp;&quot;,&quot;&amp;[.E15]" office:value-type="string" office:string-value="153,0,0" calcext:value-type="string">
            <text:p>153,0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7" office:value-type="float" office:value="153" calcext:value-type="float">
            <text:p>153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table:formula="of:=[.C16]&amp;&quot;,&quot;&amp;[.D16]&amp;&quot;,&quot;&amp;[.E16]" office:value-type="string" office:string-value="153,76,76" calcext:value-type="string">
            <text:p>153,76,76</text:p>
          </table:table-cell>
          <table:table-cell table:style-name="ce8" office:value-type="string" calcext:value-type="string">
            <text:p>柱子轮廓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7]&amp;&quot;,&quot;&amp;[.D17]&amp;&quot;,&quot;&amp;[.E17]" office:value-type="string" office:string-value="127,0,0" calcext:value-type="string">
            <text:p>127,0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3" office:value-type="float" office:value="17" calcext:value-type="float">
            <text:p>17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 table:style-name="ce7" office:value-type="float" office:value="63" calcext:value-type="float">
            <text:p>63</text:p>
          </table:table-cell>
          <table:table-cell table:style-name="ce7" table:formula="of:=[.C18]&amp;&quot;,&quot;&amp;[.D18]&amp;&quot;,&quot;&amp;[.E18]" office:value-type="string" office:string-value="127,63,63" calcext:value-type="string">
            <text:p>127,63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4" office:value-type="float" office:value="18" calcext:value-type="float">
            <text:p>18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C19]&amp;&quot;,&quot;&amp;[.D19]&amp;&quot;,&quot;&amp;[.E19]" office:value-type="string" office:string-value="76,0,0" calcext:value-type="string">
            <text:p>76,0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5" office:value-type="float" office:value="19" calcext:value-type="float">
            <text:p>19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table:formula="of:=[.C20]&amp;&quot;,&quot;&amp;[.D20]&amp;&quot;,&quot;&amp;[.E20]" office:value-type="string" office:string-value="76,38,38" calcext:value-type="string">
            <text:p>76,38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6" office:value-type="float" office:value="20" calcext:value-type="float">
            <text:p>2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21]&amp;&quot;,&quot;&amp;[.D21]&amp;&quot;,&quot;&amp;[.E21]" office:value-type="string" office:string-value="255,63,0" calcext:value-type="string">
            <text:p>255,63,0</text:p>
          </table:table-cell>
          <table:table-cell table:style-name="ce8" office:value-type="string" calcext:value-type="string">
            <text:p>防火门的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7" office:value-type="float" office:value="21" calcext:value-type="float">
            <text:p>2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2]&amp;&quot;,&quot;&amp;[.D22]&amp;&quot;,&quot;&amp;[.E22]" office:value-type="string" office:string-value="255,159,127" calcext:value-type="string">
            <text:p>255,159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8" office:value-type="float" office:value="22" calcext:value-type="float">
            <text:p>2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23]&amp;&quot;,&quot;&amp;[.D23]&amp;&quot;,&quot;&amp;[.E23]" office:value-type="string" office:string-value="204,51,0" calcext:value-type="string">
            <text:p>204,51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9" office:value-type="float" office:value="23" calcext:value-type="float">
            <text:p>2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24]&amp;&quot;,&quot;&amp;[.D24]&amp;&quot;,&quot;&amp;[.E24]" office:value-type="string" office:string-value="204,127,102" calcext:value-type="string">
            <text:p>204,127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0" office:value-type="float" office:value="24" calcext:value-type="float">
            <text:p>2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25]&amp;&quot;,&quot;&amp;[.D25]&amp;&quot;,&quot;&amp;[.E25]" office:value-type="string" office:string-value="153,38,0" calcext:value-type="string">
            <text:p>153,38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1" office:value-type="float" office:value="25" calcext:value-type="float">
            <text:p>2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6]&amp;&quot;,&quot;&amp;[.D26]&amp;&quot;,&quot;&amp;[.E26]" office:value-type="string" office:string-value="153,95,76" calcext:value-type="string">
            <text:p>153,95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2" office:value-type="float" office:value="26" calcext:value-type="float">
            <text:p>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27]&amp;&quot;,&quot;&amp;[.D27]&amp;&quot;,&quot;&amp;[.E27]" office:value-type="string" office:string-value="127,31,0" calcext:value-type="string">
            <text:p>127,31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3" office:value-type="float" office:value="27" calcext:value-type="float">
            <text:p>2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28]&amp;&quot;,&quot;&amp;[.D28]&amp;&quot;,&quot;&amp;[.E28]" office:value-type="string" office:string-value="127,79,63" calcext:value-type="string">
            <text:p>127,79,63</text:p>
          </table:table-cell>
          <table:table-cell table:style-name="ce8" office:value-type="string" calcext:value-type="string">
            <text:p>家具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4" office:value-type="float" office:value="28" calcext:value-type="float">
            <text:p>2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29]&amp;&quot;,&quot;&amp;[.D29]&amp;&quot;,&quot;&amp;[.E29]" office:value-type="string" office:string-value="76,19,0" calcext:value-type="string">
            <text:p>76,19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5" office:value-type="float" office:value="29" calcext:value-type="float">
            <text:p>2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30]&amp;&quot;,&quot;&amp;[.D30]&amp;&quot;,&quot;&amp;[.E30]" office:value-type="string" office:string-value="76,47,38" calcext:value-type="string">
            <text:p>76,47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6" office:value-type="float" office:value="30" calcext:value-type="float">
            <text:p>3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31]&amp;&quot;,&quot;&amp;[.D31]&amp;&quot;,&quot;&amp;[.E31]" office:value-type="string" office:string-value="255,127,0" calcext:value-type="string">
            <text:p>255,127,0</text:p>
          </table:table-cell>
          <table:table-cell table:style-name="ce8" office:value-type="string" calcext:value-type="string">
            <text:p>天正整体面积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7" office:value-type="float" office:value="31" calcext:value-type="float">
            <text:p>3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32]&amp;&quot;,&quot;&amp;[.D32]&amp;&quot;,&quot;&amp;[.E32]" office:value-type="string" office:string-value="255,191,127" calcext:value-type="string">
            <text:p>255,191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8" office:value-type="float" office:value="32" calcext:value-type="float">
            <text:p>3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33]&amp;&quot;,&quot;&amp;[.D33]&amp;&quot;,&quot;&amp;[.E33]" office:value-type="string" office:string-value="204,102,0" calcext:value-type="string">
            <text:p>204,102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9" office:value-type="float" office:value="33" calcext:value-type="float">
            <text:p>3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34]&amp;&quot;,&quot;&amp;[.D34]&amp;&quot;,&quot;&amp;[.E34]" office:value-type="string" office:string-value="204,153,102" calcext:value-type="string">
            <text:p>204,153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0" office:value-type="float" office:value="34" calcext:value-type="float">
            <text:p>3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35]&amp;&quot;,&quot;&amp;[.D35]&amp;&quot;,&quot;&amp;[.E35]" office:value-type="string" office:string-value="153,76,0" calcext:value-type="string">
            <text:p>153,76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1" office:value-type="float" office:value="35" calcext:value-type="float">
            <text:p>3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36]&amp;&quot;,&quot;&amp;[.D36]&amp;&quot;,&quot;&amp;[.E36]" office:value-type="string" office:string-value="153,114,76" calcext:value-type="string">
            <text:p>153,114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2" office:value-type="float" office:value="36" calcext:value-type="float">
            <text:p>3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37]&amp;&quot;,&quot;&amp;[.D37]&amp;&quot;,&quot;&amp;[.E37]" office:value-type="string" office:string-value="127,63,0" calcext:value-type="string">
            <text:p>127,63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3" office:value-type="float" office:value="37" calcext:value-type="float">
            <text:p>3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38]&amp;&quot;,&quot;&amp;[.D38]&amp;&quot;,&quot;&amp;[.E38]" office:value-type="string" office:string-value="127,95,63" calcext:value-type="string">
            <text:p>127,95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4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39]&amp;&quot;,&quot;&amp;[.D39]&amp;&quot;,&quot;&amp;[.E39]" office:value-type="string" office:string-value="76,38,0" calcext:value-type="string">
            <text:p>76,38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5" office:value-type="float" office:value="39" calcext:value-type="float">
            <text:p>3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40]&amp;&quot;,&quot;&amp;[.D40]&amp;&quot;,&quot;&amp;[.E40]" office:value-type="string" office:string-value="76,57,38" calcext:value-type="string">
            <text:p>76,57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6" office:value-type="float" office:value="40" calcext:value-type="float">
            <text:p>4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41]&amp;&quot;,&quot;&amp;[.D41]&amp;&quot;,&quot;&amp;[.E41]" office:value-type="string" office:string-value="255,191,0" calcext:value-type="string">
            <text:p>255,191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7" office:value-type="float" office:value="41" calcext:value-type="float">
            <text:p>4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42]&amp;&quot;,&quot;&amp;[.D42]&amp;&quot;,&quot;&amp;[.E42]" office:value-type="string" office:string-value="255,223,127" calcext:value-type="string">
            <text:p>255,223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8" office:value-type="float" office:value="42" calcext:value-type="float">
            <text:p>4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43]&amp;&quot;,&quot;&amp;[.D43]&amp;&quot;,&quot;&amp;[.E43]" office:value-type="string" office:string-value="204,153,0" calcext:value-type="string">
            <text:p>204,153,0</text:p>
          </table:table-cell>
          <table:table-cell table:style-name="ce8" office:value-type="string" calcext:value-type="string">
            <text:p>总图道路边线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9" office:value-type="float" office:value="43" calcext:value-type="float">
            <text:p>4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44]&amp;&quot;,&quot;&amp;[.D44]&amp;&quot;,&quot;&amp;[.E44]" office:value-type="string" office:string-value="204,178,102" calcext:value-type="string">
            <text:p>204,178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0" office:value-type="float" office:value="44" calcext:value-type="float">
            <text:p>4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45]&amp;&quot;,&quot;&amp;[.D45]&amp;&quot;,&quot;&amp;[.E45]" office:value-type="string" office:string-value="153,114,0" calcext:value-type="string">
            <text:p>153,114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1" office:value-type="float" office:value="45" calcext:value-type="float">
            <text:p>4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46]&amp;&quot;,&quot;&amp;[.D46]&amp;&quot;,&quot;&amp;[.E46]" office:value-type="string" office:string-value="153,133,76" calcext:value-type="string">
            <text:p>153,133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2" office:value-type="float" office:value="46" calcext:value-type="float">
            <text:p>4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47]&amp;&quot;,&quot;&amp;[.D47]&amp;&quot;,&quot;&amp;[.E47]" office:value-type="string" office:string-value="127,95,0" calcext:value-type="string">
            <text:p>127,95,0</text:p>
          </table:table-cell>
          <table:table-cell table:style-name="ce8" office:value-type="string" calcext:value-type="string">
            <text:p>天正生成一般砖墙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3" office:value-type="float" office:value="47" calcext:value-type="float">
            <text:p>4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48]&amp;&quot;,&quot;&amp;[.D48]&amp;&quot;,&quot;&amp;[.E48]" office:value-type="string" office:string-value="127,111,63" calcext:value-type="string">
            <text:p>127,111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4"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49]&amp;&quot;,&quot;&amp;[.D49]&amp;&quot;,&quot;&amp;[.E49]" office:value-type="string" office:string-value="76,57,0" calcext:value-type="string">
            <text:p>76,57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5" office:value-type="float" office:value="49" calcext:value-type="float">
            <text:p>4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50]&amp;&quot;,&quot;&amp;[.D50]&amp;&quot;,&quot;&amp;[.E50]" office:value-type="string" office:string-value="76,66,38" calcext:value-type="string">
            <text:p>76,6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51]&amp;&quot;,&quot;&amp;[.D51]&amp;&quot;,&quot;&amp;[.E51]" office:value-type="string" office:string-value="255,255,0" calcext:value-type="string">
            <text:p>255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6" office:value-type="float" office:value="51" calcext:value-type="float">
            <text:p>51</text:p>
          </table:table-cell>
          <table:table-cell table:number-columns-repeated="2"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52]&amp;&quot;,&quot;&amp;[.D52]&amp;&quot;,&quot;&amp;[.E52]" office:value-type="string" office:string-value="255,255,127" calcext:value-type="string">
            <text:p>255,255,127</text:p>
          </table:table-cell>
          <table:table-cell table:style-name="ce8" office:value-type="string" calcext:value-type="string">
            <text:p>轴网标注轴号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7" office:value-type="float" office:value="52" calcext:value-type="float">
            <text:p>52</text:p>
          </table:table-cell>
          <table:table-cell table:number-columns-repeated="2"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53]&amp;&quot;,&quot;&amp;[.D53]&amp;&quot;,&quot;&amp;[.E53]" office:value-type="string" office:string-value="204,204,0" calcext:value-type="string">
            <text:p>204,204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8" office:value-type="float" office:value="53" calcext:value-type="float">
            <text:p>53</text:p>
          </table:table-cell>
          <table:table-cell table:number-columns-repeated="2"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54]&amp;&quot;,&quot;&amp;[.D54]&amp;&quot;,&quot;&amp;[.E54]" office:value-type="string" office:string-value="204,204,102" calcext:value-type="string">
            <text:p>204,204,102</text:p>
          </table:table-cell>
          <table:table-cell table:style-name="ce8" office:value-type="string" calcext:value-type="string">
            <text:p>普通门窗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9" office:value-type="float" office:value="54" calcext:value-type="float">
            <text:p>54</text:p>
          </table:table-cell>
          <table:table-cell table:number-columns-repeated="2"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55]&amp;&quot;,&quot;&amp;[.D55]&amp;&quot;,&quot;&amp;[.E55]" office:value-type="string" office:string-value="152,152,0" calcext:value-type="string">
            <text:p>152,152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2"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56]&amp;&quot;,&quot;&amp;[.D56]&amp;&quot;,&quot;&amp;[.E56]" office:value-type="string" office:string-value="152,152,76" calcext:value-type="string">
            <text:p>152,152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61" office:value-type="float" office:value="56" calcext:value-type="float">
            <text:p>56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57]&amp;&quot;,&quot;&amp;[.D57]&amp;&quot;,&quot;&amp;[.E57]" office:value-type="string" office:string-value="127,127,0" calcext:value-type="string">
            <text:p>127,127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2" office:value-type="float" office:value="57" calcext:value-type="float">
            <text:p>57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58]&amp;&quot;,&quot;&amp;[.D58]&amp;&quot;,&quot;&amp;[.E58]" office:value-type="string" office:string-value="127,127,63" calcext:value-type="string">
            <text:p>127,127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59]&amp;&quot;,&quot;&amp;[.D59]&amp;&quot;,&quot;&amp;[.E59]" office:value-type="string" office:string-value="76,76,0" calcext:value-type="string">
            <text:p>76,76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4" office:value-type="float" office:value="59" calcext:value-type="float">
            <text:p>59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60]&amp;&quot;,&quot;&amp;[.D60]&amp;&quot;,&quot;&amp;[.E60]" office:value-type="string" office:string-value="76,76,38" calcext:value-type="string">
            <text:p>76,7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65" office:value-type="float" office:value="60" calcext:value-type="float">
            <text:p>6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61]&amp;&quot;,&quot;&amp;[.D61]&amp;&quot;,&quot;&amp;[.E61]" office:value-type="string" office:string-value="191,255,0" calcext:value-type="string">
            <text:p>191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6" office:value-type="float" office:value="61" calcext:value-type="float">
            <text:p>61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62]&amp;&quot;,&quot;&amp;[.D62]&amp;&quot;,&quot;&amp;[.E62]" office:value-type="string" office:string-value="223,255,127" calcext:value-type="string">
            <text:p>223,255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67" office:value-type="float" office:value="62" calcext:value-type="float">
            <text:p>6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63]&amp;&quot;,&quot;&amp;[.D63]&amp;&quot;,&quot;&amp;[.E63]" office:value-type="string" office:string-value="153,204,0" calcext:value-type="string">
            <text:p>153,204,0</text:p>
          </table:table-cell>
          <table:table-cell table:style-name="ce8" office:value-type="string" calcext:value-type="string">
            <text:p>楼梯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8" office:value-type="float" office:value="63" calcext:value-type="float">
            <text:p>63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64]&amp;&quot;,&quot;&amp;[.D64]&amp;&quot;,&quot;&amp;[.E64]" office:value-type="string" office:string-value="178,204,102" calcext:value-type="string">
            <text:p>178,204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9" office:value-type="float" office:value="64" calcext:value-type="float">
            <text:p>64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65]&amp;&quot;,&quot;&amp;[.D65]&amp;&quot;,&quot;&amp;[.E65]" office:value-type="string" office:string-value="114,152,0" calcext:value-type="string">
            <text:p>114,152,0</text:p>
          </table:table-cell>
          <table:table-cell table:style-name="ce8" office:value-type="string" calcext:value-type="string">
            <text:p>散水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0" office:value-type="float" office:value="65" calcext:value-type="float">
            <text:p>65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66]&amp;&quot;,&quot;&amp;[.D66]&amp;&quot;,&quot;&amp;[.E66]" office:value-type="string" office:string-value="133,152,76" calcext:value-type="string">
            <text:p>133,152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1" office:value-type="float" office:value="66" calcext:value-type="float">
            <text:p>6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67]&amp;&quot;,&quot;&amp;[.D67]&amp;&quot;,&quot;&amp;[.E67]" office:value-type="string" office:string-value="95,127,0" calcext:value-type="string">
            <text:p>95,127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2" office:value-type="float" office:value="67" calcext:value-type="float">
            <text:p>67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68]&amp;&quot;,&quot;&amp;[.D68]&amp;&quot;,&quot;&amp;[.E68]" office:value-type="string" office:string-value="111,127,63" calcext:value-type="string">
            <text:p>111,127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3" office:value-type="float" office:value="68" calcext:value-type="float">
            <text:p>6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69]&amp;&quot;,&quot;&amp;[.D69]&amp;&quot;,&quot;&amp;[.E69]" office:value-type="string" office:string-value="57,76,0" calcext:value-type="string">
            <text:p>57,76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4" office:value-type="float" office:value="69" calcext:value-type="float">
            <text:p>6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70]&amp;&quot;,&quot;&amp;[.D70]&amp;&quot;,&quot;&amp;[.E70]" office:value-type="string" office:string-value="66,76,38" calcext:value-type="string">
            <text:p>66,7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5" office:value-type="float" office:value="70" calcext:value-type="float">
            <text:p>7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71]&amp;&quot;,&quot;&amp;[.D71]&amp;&quot;,&quot;&amp;[.E71]" office:value-type="string" office:string-value="127,255,0" calcext:value-type="string">
            <text:p>127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6" office:value-type="float" office:value="71" calcext:value-type="float">
            <text:p>71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72]&amp;&quot;,&quot;&amp;[.D72]&amp;&quot;,&quot;&amp;[.E72]" office:value-type="string" office:string-value="191,255,127" calcext:value-type="string">
            <text:p>191,255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7" office:value-type="float" office:value="72" calcext:value-type="float">
            <text:p>7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73]&amp;&quot;,&quot;&amp;[.D73]&amp;&quot;,&quot;&amp;[.E73]" office:value-type="string" office:string-value="102,204,0" calcext:value-type="string">
            <text:p>102,204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8" office:value-type="float" office:value="73" calcext:value-type="float">
            <text:p>73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74]&amp;&quot;,&quot;&amp;[.D74]&amp;&quot;,&quot;&amp;[.E74]" office:value-type="string" office:string-value="153,204,102" calcext:value-type="string">
            <text:p>153,204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9" office:value-type="float" office:value="74" calcext:value-type="float">
            <text:p>7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75]&amp;&quot;,&quot;&amp;[.D75]&amp;&quot;,&quot;&amp;[.E75]" office:value-type="string" office:string-value="76,152,0" calcext:value-type="string">
            <text:p>76,152,0</text:p>
          </table:table-cell>
          <table:table-cell table:style-name="ce8" office:value-type="string" calcext:value-type="string">
            <text:p>树木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80" office:value-type="float" office:value="75" calcext:value-type="float">
            <text:p>7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76]&amp;&quot;,&quot;&amp;[.D76]&amp;&quot;,&quot;&amp;[.E76]" office:value-type="string" office:string-value="114,152,76" calcext:value-type="string">
            <text:p>114,152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81" office:value-type="float" office:value="76" calcext:value-type="float">
            <text:p>7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77]&amp;&quot;,&quot;&amp;[.D77]&amp;&quot;,&quot;&amp;[.E77]" office:value-type="string" office:string-value="63,127,0" calcext:value-type="string">
            <text:p>63,127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82" office:value-type="float" office:value="77" calcext:value-type="float">
            <text:p>7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78]&amp;&quot;,&quot;&amp;[.D78]&amp;&quot;,&quot;&amp;[.E78]" office:value-type="string" office:string-value="95,127,63" calcext:value-type="string">
            <text:p>95,127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83" office:value-type="float" office:value="78" calcext:value-type="float">
            <text:p>7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79]&amp;&quot;,&quot;&amp;[.D79]&amp;&quot;,&quot;&amp;[.E79]" office:value-type="string" office:string-value="38,76,0" calcext:value-type="string">
            <text:p>38,76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84" office:value-type="float" office:value="79" calcext:value-type="float">
            <text:p>7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80]&amp;&quot;,&quot;&amp;[.D80]&amp;&quot;,&quot;&amp;[.E80]" office:value-type="string" office:string-value="57,76,38" calcext:value-type="string">
            <text:p>57,7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85" office:value-type="float" office:value="80" calcext:value-type="float">
            <text:p>8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81]&amp;&quot;,&quot;&amp;[.D81]&amp;&quot;,&quot;&amp;[.E81]" office:value-type="string" office:string-value="63,255,0" calcext:value-type="string">
            <text:p>63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86" office:value-type="float" office:value="81" calcext:value-type="float">
            <text:p>8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82]&amp;&quot;,&quot;&amp;[.D82]&amp;&quot;,&quot;&amp;[.E82]" office:value-type="string" office:string-value="159,255,127" calcext:value-type="string">
            <text:p>159,255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87" office:value-type="float" office:value="82" calcext:value-type="float">
            <text:p>8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83]&amp;&quot;,&quot;&amp;[.D83]&amp;&quot;,&quot;&amp;[.E83]" office:value-type="string" office:string-value="51,204,0" calcext:value-type="string">
            <text:p>51,204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88" office:value-type="float" office:value="83" calcext:value-type="float">
            <text:p>8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84]&amp;&quot;,&quot;&amp;[.D84]&amp;&quot;,&quot;&amp;[.E84]" office:value-type="string" office:string-value="127,204,102" calcext:value-type="string">
            <text:p>127,204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89" office:value-type="float" office:value="84" calcext:value-type="float">
            <text:p>8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85]&amp;&quot;,&quot;&amp;[.D85]&amp;&quot;,&quot;&amp;[.E85]" office:value-type="string" office:string-value="38,152,0" calcext:value-type="string">
            <text:p>38,152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90" office:value-type="float" office:value="85" calcext:value-type="float">
            <text:p>8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86]&amp;&quot;,&quot;&amp;[.D86]&amp;&quot;,&quot;&amp;[.E86]" office:value-type="string" office:string-value="95,152,76" calcext:value-type="string">
            <text:p>95,152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91" office:value-type="float" office:value="86" calcext:value-type="float">
            <text:p>8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87]&amp;&quot;,&quot;&amp;[.D87]&amp;&quot;,&quot;&amp;[.E87]" office:value-type="string" office:string-value="31,127,0" calcext:value-type="string">
            <text:p>31,127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92" office:value-type="float" office:value="87" calcext:value-type="float">
            <text:p>8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88]&amp;&quot;,&quot;&amp;[.D88]&amp;&quot;,&quot;&amp;[.E88]" office:value-type="string" office:string-value="79,127,63" calcext:value-type="string">
            <text:p>79,127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93" office:value-type="float" office:value="88" calcext:value-type="float">
            <text:p>8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89]&amp;&quot;,&quot;&amp;[.D89]&amp;&quot;,&quot;&amp;[.E89]" office:value-type="string" office:string-value="19,76,0" calcext:value-type="string">
            <text:p>19,76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94" office:value-type="float" office:value="89" calcext:value-type="float">
            <text:p>8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90]&amp;&quot;,&quot;&amp;[.D90]&amp;&quot;,&quot;&amp;[.E90]" office:value-type="string" office:string-value="47,76,38" calcext:value-type="string">
            <text:p>47,7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0" office:value-type="float" office:value="90" calcext:value-type="float">
            <text:p>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91]&amp;&quot;,&quot;&amp;[.D91]&amp;&quot;,&quot;&amp;[.E91]" office:value-type="string" office:string-value="0,255,0" calcext:value-type="string">
            <text:p>0,255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95" office:value-type="float" office:value="91" calcext:value-type="float">
            <text:p>9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92]&amp;&quot;,&quot;&amp;[.D92]&amp;&quot;,&quot;&amp;[.E92]" office:value-type="string" office:string-value="127,255,127" calcext:value-type="string">
            <text:p>127,255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96" office:value-type="float" office:value="92" calcext:value-type="float">
            <text:p>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93]&amp;&quot;,&quot;&amp;[.D93]&amp;&quot;,&quot;&amp;[.E93]" office:value-type="string" office:string-value="0,204,0" calcext:value-type="string">
            <text:p>0,204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97" office:value-type="float" office:value="93" calcext:value-type="float">
            <text:p>9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94]&amp;&quot;,&quot;&amp;[.D94]&amp;&quot;,&quot;&amp;[.E94]" office:value-type="string" office:string-value="102,204,102" calcext:value-type="string">
            <text:p>102,204,1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98" office:value-type="float" office:value="94" calcext:value-type="float">
            <text:p>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95]&amp;&quot;,&quot;&amp;[.D95]&amp;&quot;,&quot;&amp;[.E95]" office:value-type="string" office:string-value="0,152,0" calcext:value-type="string">
            <text:p>0,152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99" office:value-type="float" office:value="95" calcext:value-type="float">
            <text:p>9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96]&amp;&quot;,&quot;&amp;[.D96]&amp;&quot;,&quot;&amp;[.E96]" office:value-type="string" office:string-value="76,152,76" calcext:value-type="string">
            <text:p>76,152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00" office:value-type="float" office:value="96" calcext:value-type="float">
            <text:p>9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97]&amp;&quot;,&quot;&amp;[.D97]&amp;&quot;,&quot;&amp;[.E97]" office:value-type="string" office:string-value="0,127,0" calcext:value-type="string">
            <text:p>0,127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01" office:value-type="float" office:value="97" calcext:value-type="float">
            <text:p>9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98]&amp;&quot;,&quot;&amp;[.D98]&amp;&quot;,&quot;&amp;[.E98]" office:value-type="string" office:string-value="63,127,63" calcext:value-type="string">
            <text:p>63,127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02" office:value-type="float" office:value="98" calcext:value-type="float">
            <text:p>9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C99]&amp;&quot;,&quot;&amp;[.D99]&amp;&quot;,&quot;&amp;[.E99]" office:value-type="string" office:string-value="0,76,0" calcext:value-type="string">
            <text:p>0,76,0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03" office:value-type="float" office:value="99" calcext:value-type="float">
            <text:p>9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100]&amp;&quot;,&quot;&amp;[.D100]&amp;&quot;,&quot;&amp;[.E100]" office:value-type="string" office:string-value="38,76,38" calcext:value-type="string">
            <text:p>38,7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04" office:value-type="float" office:value="100" calcext:value-type="float">
            <text:p>1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101]&amp;&quot;,&quot;&amp;[.D101]&amp;&quot;,&quot;&amp;[.E101]" office:value-type="string" office:string-value="0,255,63" calcext:value-type="string">
            <text:p>0,255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05" office:value-type="float" office:value="101" calcext:value-type="float">
            <text:p>10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59" calcext:value-type="float">
            <text:p>159</text:p>
          </table:table-cell>
          <table:table-cell table:style-name="ce7" table:formula="of:=[.C102]&amp;&quot;,&quot;&amp;[.D102]&amp;&quot;,&quot;&amp;[.E102]" office:value-type="string" office:string-value="127,255,159" calcext:value-type="string">
            <text:p>127,255,15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06" office:value-type="float" office:value="102" calcext:value-type="float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formula="of:=[.C103]&amp;&quot;,&quot;&amp;[.D103]&amp;&quot;,&quot;&amp;[.E103]" office:value-type="string" office:string-value="0,204,51" calcext:value-type="string">
            <text:p>0,204,5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07" office:value-type="float" office:value="103" calcext:value-type="float">
            <text:p>10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04]&amp;&quot;,&quot;&amp;[.D104]&amp;&quot;,&quot;&amp;[.E104]" office:value-type="string" office:string-value="102,204,127" calcext:value-type="string">
            <text:p>102,204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8" office:value-type="float" office:value="104" calcext:value-type="float">
            <text:p>1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105]&amp;&quot;,&quot;&amp;[.D105]&amp;&quot;,&quot;&amp;[.E105]" office:value-type="string" office:string-value="0,152,38" calcext:value-type="string">
            <text:p>0,152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09" office:value-type="float" office:value="105" calcext:value-type="float">
            <text:p>10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[.C106]&amp;&quot;,&quot;&amp;[.D106]&amp;&quot;,&quot;&amp;[.E106]" office:value-type="string" office:string-value="76,152,95" calcext:value-type="string">
            <text:p>76,152,9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10" office:value-type="float" office:value="106" calcext:value-type="float">
            <text:p>10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formula="of:=[.C107]&amp;&quot;,&quot;&amp;[.D107]&amp;&quot;,&quot;&amp;[.E107]" office:value-type="string" office:string-value="0,127,31" calcext:value-type="string">
            <text:p>0,127,3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11" office:value-type="float" office:value="107" calcext:value-type="float">
            <text:p>10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9" calcext:value-type="float">
            <text:p>79</text:p>
          </table:table-cell>
          <table:table-cell table:style-name="ce7" table:formula="of:=[.C108]&amp;&quot;,&quot;&amp;[.D108]&amp;&quot;,&quot;&amp;[.E108]" office:value-type="string" office:string-value="63,127,79" calcext:value-type="string">
            <text:p>63,127,7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12" office:value-type="float" office:value="108" calcext:value-type="float">
            <text:p>1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[.C109]&amp;&quot;,&quot;&amp;[.D109]&amp;&quot;,&quot;&amp;[.E109]" office:value-type="string" office:string-value="0,76,19" calcext:value-type="string">
            <text:p>0,76,19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13" office:value-type="float" office:value="109" calcext:value-type="float">
            <text:p>10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formula="of:=[.C110]&amp;&quot;,&quot;&amp;[.D110]&amp;&quot;,&quot;&amp;[.E110]" office:value-type="string" office:string-value="38,76,47" calcext:value-type="string">
            <text:p>38,76,4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14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11]&amp;&quot;,&quot;&amp;[.D111]&amp;&quot;,&quot;&amp;[.E111]" office:value-type="string" office:string-value="0,255,127" calcext:value-type="string">
            <text:p>0,255,127</text:p>
          </table:table-cell>
          <table:table-cell table:style-name="ce8" office:value-type="string" calcext:value-type="string">
            <text:p>防火门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15" office:value-type="float" office:value="111" calcext:value-type="float">
            <text:p>11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91" calcext:value-type="float">
            <text:p>191</text:p>
          </table:table-cell>
          <table:table-cell table:style-name="ce7" table:formula="of:=[.C112]&amp;&quot;,&quot;&amp;[.D112]&amp;&quot;,&quot;&amp;[.E112]" office:value-type="string" office:string-value="127,255,191" calcext:value-type="string">
            <text:p>127,255,1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16" office:value-type="float" office:value="112" calcext:value-type="float">
            <text:p>11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113]&amp;&quot;,&quot;&amp;[.D113]&amp;&quot;,&quot;&amp;[.E113]" office:value-type="string" office:string-value="0,204,102" calcext:value-type="string">
            <text:p>0,204,102</text:p>
          </table:table-cell>
          <table:table-cell table:style-name="ce8" office:value-type="string" calcext:value-type="string">
            <text:p>标注做法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17" office:value-type="float" office:value="113" calcext:value-type="float">
            <text:p>11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53" calcext:value-type="float">
            <text:p>153</text:p>
          </table:table-cell>
          <table:table-cell table:style-name="ce7" table:formula="of:=[.C114]&amp;&quot;,&quot;&amp;[.D114]&amp;&quot;,&quot;&amp;[.E114]" office:value-type="string" office:string-value="102,204,153" calcext:value-type="string">
            <text:p>102,204,15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18" office:value-type="float" office:value="114" calcext:value-type="float">
            <text:p>1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15]&amp;&quot;,&quot;&amp;[.D115]&amp;&quot;,&quot;&amp;[.E115]" office:value-type="string" office:string-value="0,152,76" calcext:value-type="string">
            <text:p>0,152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19" office:value-type="float" office:value="115" calcext:value-type="float">
            <text:p>11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14" calcext:value-type="float">
            <text:p>114</text:p>
          </table:table-cell>
          <table:table-cell table:style-name="ce7" table:formula="of:=[.C116]&amp;&quot;,&quot;&amp;[.D116]&amp;&quot;,&quot;&amp;[.E116]" office:value-type="string" office:string-value="76,152,114" calcext:value-type="string">
            <text:p>76,152,11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20" office:value-type="float" office:value="116" calcext:value-type="float">
            <text:p>1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117]&amp;&quot;,&quot;&amp;[.D117]&amp;&quot;,&quot;&amp;[.E117]" office:value-type="string" office:string-value="0,127,63" calcext:value-type="string">
            <text:p>0,127,6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21" office:value-type="float" office:value="117" calcext:value-type="float">
            <text:p>11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[.C118]&amp;&quot;,&quot;&amp;[.D118]&amp;&quot;,&quot;&amp;[.E118]" office:value-type="string" office:string-value="63,127,95" calcext:value-type="string">
            <text:p>63,127,9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22" office:value-type="float" office:value="118" calcext:value-type="float">
            <text:p>1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119]&amp;&quot;,&quot;&amp;[.D119]&amp;&quot;,&quot;&amp;[.E119]" office:value-type="string" office:string-value="0,76,38" calcext:value-type="string">
            <text:p>0,76,3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23" office:value-type="float" office:value="119" calcext:value-type="float">
            <text:p>11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7" calcext:value-type="float">
            <text:p>57</text:p>
          </table:table-cell>
          <table:table-cell table:style-name="ce7" table:formula="of:=[.C120]&amp;&quot;,&quot;&amp;[.D120]&amp;&quot;,&quot;&amp;[.E120]" office:value-type="string" office:string-value="38,76,57" calcext:value-type="string">
            <text:p>38,76,5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24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91" calcext:value-type="float">
            <text:p>191</text:p>
          </table:table-cell>
          <table:table-cell table:style-name="ce7" table:formula="of:=[.C121]&amp;&quot;,&quot;&amp;[.D121]&amp;&quot;,&quot;&amp;[.E121]" office:value-type="string" office:string-value="0,255,191" calcext:value-type="string">
            <text:p>0,255,19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25" office:value-type="float" office:value="121" calcext:value-type="float">
            <text:p>12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23" calcext:value-type="float">
            <text:p>223</text:p>
          </table:table-cell>
          <table:table-cell table:style-name="ce7" table:formula="of:=[.C122]&amp;&quot;,&quot;&amp;[.D122]&amp;&quot;,&quot;&amp;[.E122]" office:value-type="string" office:string-value="127,255,223" calcext:value-type="string">
            <text:p>127,255,223</text:p>
          </table:table-cell>
          <table:table-cell table:style-name="ce8" office:value-type="string" calcext:value-type="string">
            <text:p>天正室内面积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26" office:value-type="float" office:value="122" calcext:value-type="float">
            <text:p>1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53" calcext:value-type="float">
            <text:p>153</text:p>
          </table:table-cell>
          <table:table-cell table:style-name="ce7" table:formula="of:=[.C123]&amp;&quot;,&quot;&amp;[.D123]&amp;&quot;,&quot;&amp;[.E123]" office:value-type="string" office:string-value="0,204,153" calcext:value-type="string">
            <text:p>0,204,15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27" office:value-type="float" office:value="123" calcext:value-type="float">
            <text:p>12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78" calcext:value-type="float">
            <text:p>178</text:p>
          </table:table-cell>
          <table:table-cell table:style-name="ce7" table:formula="of:=[.C124]&amp;&quot;,&quot;&amp;[.D124]&amp;&quot;,&quot;&amp;[.E124]" office:value-type="string" office:string-value="102,204,178" calcext:value-type="string">
            <text:p>102,204,178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28" office:value-type="float" office:value="124" calcext:value-type="float">
            <text:p>1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14" calcext:value-type="float">
            <text:p>114</text:p>
          </table:table-cell>
          <table:table-cell table:style-name="ce7" table:formula="of:=[.C125]&amp;&quot;,&quot;&amp;[.D125]&amp;&quot;,&quot;&amp;[.E125]" office:value-type="string" office:string-value="0,152,114" calcext:value-type="string">
            <text:p>0,152,11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29" office:value-type="float" office:value="125" calcext:value-type="float">
            <text:p>12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33" calcext:value-type="float">
            <text:p>133</text:p>
          </table:table-cell>
          <table:table-cell table:style-name="ce7" table:formula="of:=[.C126]&amp;&quot;,&quot;&amp;[.D126]&amp;&quot;,&quot;&amp;[.E126]" office:value-type="string" office:string-value="76,152,133" calcext:value-type="string">
            <text:p>76,152,133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30" office:value-type="float" office:value="126" calcext:value-type="float">
            <text:p>1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[.C127]&amp;&quot;,&quot;&amp;[.D127]&amp;&quot;,&quot;&amp;[.E127]" office:value-type="string" office:string-value="0,127,95" calcext:value-type="string">
            <text:p>0,127,9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31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11" calcext:value-type="float">
            <text:p>111</text:p>
          </table:table-cell>
          <table:table-cell table:style-name="ce7" table:formula="of:=[.C128]&amp;&quot;,&quot;&amp;[.D128]&amp;&quot;,&quot;&amp;[.E128]" office:value-type="string" office:string-value="63,127,111" calcext:value-type="string">
            <text:p>63,127,11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32" office:value-type="float" office:value="128" calcext:value-type="float">
            <text:p>1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7" calcext:value-type="float">
            <text:p>57</text:p>
          </table:table-cell>
          <table:table-cell table:style-name="ce7" table:formula="of:=[.C129]&amp;&quot;,&quot;&amp;[.D129]&amp;&quot;,&quot;&amp;[.E129]" office:value-type="string" office:string-value="0,76,57" calcext:value-type="string">
            <text:p>0,76,5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33" office:value-type="float" office:value="129" calcext:value-type="float">
            <text:p>12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[.C130]&amp;&quot;,&quot;&amp;[.D130]&amp;&quot;,&quot;&amp;[.E130]" office:value-type="string" office:string-value="38,76,66" calcext:value-type="string">
            <text:p>38,76,6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1" office:value-type="float" office:value="130" calcext:value-type="float">
            <text:p>13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55" calcext:value-type="float">
            <text:p>255</text:p>
          </table:table-cell>
          <table:table-cell table:style-name="ce7" table:formula="of:=[.C131]&amp;&quot;,&quot;&amp;[.D131]&amp;&quot;,&quot;&amp;[.E131]" office:value-type="string" office:string-value="0,255,255" calcext:value-type="string">
            <text:p>0,255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34" office:value-type="float" office:value="131" calcext:value-type="float">
            <text:p>131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2" table:style-name="ce7" office:value-type="float" office:value="255" calcext:value-type="float">
            <text:p>255</text:p>
          </table:table-cell>
          <table:table-cell table:style-name="ce7" table:formula="of:=[.C132]&amp;&quot;,&quot;&amp;[.D132]&amp;&quot;,&quot;&amp;[.E132]" office:value-type="string" office:string-value="127,255,255" calcext:value-type="string">
            <text:p>127,255,255</text:p>
          </table:table-cell>
          <table:table-cell table:style-name="ce8" office:value-type="string" calcext:value-type="string">
            <text:p>电梯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35" office:value-type="float" office:value="132" calcext:value-type="float">
            <text:p>13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04" calcext:value-type="float">
            <text:p>204</text:p>
          </table:table-cell>
          <table:table-cell table:style-name="ce7" table:formula="of:=[.C133]&amp;&quot;,&quot;&amp;[.D133]&amp;&quot;,&quot;&amp;[.E133]" office:value-type="string" office:string-value="0,204,204" calcext:value-type="string">
            <text:p>0,204,20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36" office:value-type="float" office:value="133" calcext:value-type="float">
            <text:p>133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2" table:style-name="ce7" office:value-type="float" office:value="204" calcext:value-type="float">
            <text:p>204</text:p>
          </table:table-cell>
          <table:table-cell table:style-name="ce7" table:formula="of:=[.C134]&amp;&quot;,&quot;&amp;[.D134]&amp;&quot;,&quot;&amp;[.E134]" office:value-type="string" office:string-value="102,204,204" calcext:value-type="string">
            <text:p>102,204,204</text:p>
          </table:table-cell>
          <table:table-cell table:style-name="ce8" office:value-type="string" calcext:value-type="string">
            <text:p>停车位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37" office:value-type="float" office:value="134" calcext:value-type="float">
            <text:p>13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52" calcext:value-type="float">
            <text:p>152</text:p>
          </table:table-cell>
          <table:table-cell table:style-name="ce7" table:formula="of:=[.C135]&amp;&quot;,&quot;&amp;[.D135]&amp;&quot;,&quot;&amp;[.E135]" office:value-type="string" office:string-value="0,152,152" calcext:value-type="string">
            <text:p>0,152,152</text:p>
          </table:table-cell>
          <table:table-cell table:style-name="ce8" office:value-type="string" calcext:value-type="string">
            <text:p>天正门窗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38" office:value-type="float" office:value="135" calcext:value-type="float">
            <text:p>135</text:p>
          </table:table-cell>
          <table:table-cell table:style-name="ce7" office:value-type="float" office:value="76" calcext:value-type="float">
            <text:p>76</text:p>
          </table:table-cell>
          <table:table-cell table:number-columns-repeated="2" table:style-name="ce7" office:value-type="float" office:value="152" calcext:value-type="float">
            <text:p>152</text:p>
          </table:table-cell>
          <table:table-cell table:style-name="ce7" table:formula="of:=[.C136]&amp;&quot;,&quot;&amp;[.D136]&amp;&quot;,&quot;&amp;[.E136]" office:value-type="string" office:string-value="76,152,152" calcext:value-type="string">
            <text:p>76,152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39" office:value-type="float" office:value="136" calcext:value-type="float">
            <text:p>13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style-name="ce7" table:formula="of:=[.C137]&amp;&quot;,&quot;&amp;[.D137]&amp;&quot;,&quot;&amp;[.E137]" office:value-type="string" office:string-value="0,127,127" calcext:value-type="string">
            <text:p>0,127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40" office:value-type="float" office:value="137" calcext:value-type="float">
            <text:p>137</text:p>
          </table:table-cell>
          <table:table-cell table:style-name="ce7" office:value-type="float" office:value="63" calcext:value-type="float">
            <text:p>63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style-name="ce7" table:formula="of:=[.C138]&amp;&quot;,&quot;&amp;[.D138]&amp;&quot;,&quot;&amp;[.E138]" office:value-type="string" office:string-value="63,127,127" calcext:value-type="string">
            <text:p>63,127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41" office:value-type="float" office:value="138" calcext:value-type="float">
            <text:p>13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table:formula="of:=[.C139]&amp;&quot;,&quot;&amp;[.D139]&amp;&quot;,&quot;&amp;[.E139]" office:value-type="string" office:string-value="0,76,76" calcext:value-type="string">
            <text:p>0,76,76</text:p>
          </table:table-cell>
          <table:table-cell table:style-name="ce8" office:value-type="string" calcext:value-type="string">
            <text:p>图框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42" office:value-type="float" office:value="139" calcext:value-type="float">
            <text:p>139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table:formula="of:=[.C140]&amp;&quot;,&quot;&amp;[.D140]&amp;&quot;,&quot;&amp;[.E140]" office:value-type="string" office:string-value="38,76,76" calcext:value-type="string">
            <text:p>38,76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43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41]&amp;&quot;,&quot;&amp;[.D141]&amp;&quot;,&quot;&amp;[.E141]" office:value-type="string" office:string-value="0,191,255" calcext:value-type="string">
            <text:p>0,191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44" office:value-type="float" office:value="141" calcext:value-type="float">
            <text:p>14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42]&amp;&quot;,&quot;&amp;[.D142]&amp;&quot;,&quot;&amp;[.E142]" office:value-type="string" office:string-value="127,223,255" calcext:value-type="string">
            <text:p>127,223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45" office:value-type="float" office:value="142" calcext:value-type="float">
            <text:p>1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43]&amp;&quot;,&quot;&amp;[.D143]&amp;&quot;,&quot;&amp;[.E143]" office:value-type="string" office:string-value="0,153,204" calcext:value-type="string">
            <text:p>0,153,204</text:p>
          </table:table-cell>
          <table:table-cell table:style-name="ce8" office:value-type="string" calcext:value-type="string">
            <text:p>箭头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46" office:value-type="float" office:value="143" calcext:value-type="float">
            <text:p>14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44]&amp;&quot;,&quot;&amp;[.D144]&amp;&quot;,&quot;&amp;[.E144]" office:value-type="string" office:string-value="102,178,204" calcext:value-type="string">
            <text:p>102,178,20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47" office:value-type="float" office:value="144" calcext:value-type="float">
            <text:p>1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45]&amp;&quot;,&quot;&amp;[.D145]&amp;&quot;,&quot;&amp;[.E145]" office:value-type="string" office:string-value="0,114,152" calcext:value-type="string">
            <text:p>0,114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48" office:value-type="float" office:value="145" calcext:value-type="float">
            <text:p>14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46]&amp;&quot;,&quot;&amp;[.D146]&amp;&quot;,&quot;&amp;[.E146]" office:value-type="string" office:string-value="76,133,152" calcext:value-type="string">
            <text:p>76,133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49" office:value-type="float" office:value="146" calcext:value-type="float">
            <text:p>1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47]&amp;&quot;,&quot;&amp;[.D147]&amp;&quot;,&quot;&amp;[.E147]" office:value-type="string" office:string-value="0,95,127" calcext:value-type="string">
            <text:p>0,95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50" office:value-type="float" office:value="147" calcext:value-type="float">
            <text:p>14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48]&amp;&quot;,&quot;&amp;[.D148]&amp;&quot;,&quot;&amp;[.E148]" office:value-type="string" office:string-value="63,111,127" calcext:value-type="string">
            <text:p>63,111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51" office:value-type="float" office:value="148" calcext:value-type="float">
            <text:p>1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49]&amp;&quot;,&quot;&amp;[.D149]&amp;&quot;,&quot;&amp;[.E149]" office:value-type="string" office:string-value="0,57,76" calcext:value-type="string">
            <text:p>0,57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52" office:value-type="float" office:value="149" calcext:value-type="float">
            <text:p>1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50]&amp;&quot;,&quot;&amp;[.D150]&amp;&quot;,&quot;&amp;[.E150]" office:value-type="string" office:string-value="38,66,76" calcext:value-type="string">
            <text:p>38,66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53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51]&amp;&quot;,&quot;&amp;[.D151]&amp;&quot;,&quot;&amp;[.E151]" office:value-type="string" office:string-value="0,127,255" calcext:value-type="string">
            <text:p>0,127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54" office:value-type="float" office:value="151" calcext:value-type="float">
            <text:p>15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52]&amp;&quot;,&quot;&amp;[.D152]&amp;&quot;,&quot;&amp;[.E152]" office:value-type="string" office:string-value="127,191,255" calcext:value-type="string">
            <text:p>127,191,255</text:p>
          </table:table-cell>
          <table:table-cell table:style-name="ce8" office:value-type="string" calcext:value-type="string">
            <text:p>轴网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55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53]&amp;&quot;,&quot;&amp;[.D153]&amp;&quot;,&quot;&amp;[.E153]" office:value-type="string" office:string-value="0,102,204" calcext:value-type="string">
            <text:p>0,102,20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56" office:value-type="float" office:value="153" calcext:value-type="float">
            <text:p>15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54]&amp;&quot;,&quot;&amp;[.D154]&amp;&quot;,&quot;&amp;[.E154]" office:value-type="string" office:string-value="102,153,204" calcext:value-type="string">
            <text:p>102,153,20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57" office:value-type="float" office:value="154" calcext:value-type="float">
            <text:p>1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55]&amp;&quot;,&quot;&amp;[.D155]&amp;&quot;,&quot;&amp;[.E155]" office:value-type="string" office:string-value="0,76,152" calcext:value-type="string">
            <text:p>0,76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58" office:value-type="float" office:value="155" calcext:value-type="float">
            <text:p>15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56]&amp;&quot;,&quot;&amp;[.D156]&amp;&quot;,&quot;&amp;[.E156]" office:value-type="string" office:string-value="76,114,152" calcext:value-type="string">
            <text:p>76,114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59" office:value-type="float" office:value="156" calcext:value-type="float">
            <text:p>15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57]&amp;&quot;,&quot;&amp;[.D157]&amp;&quot;,&quot;&amp;[.E157]" office:value-type="string" office:string-value="0,63,127" calcext:value-type="string">
            <text:p>0,63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60" office:value-type="float" office:value="157" calcext:value-type="float">
            <text:p>15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58]&amp;&quot;,&quot;&amp;[.D158]&amp;&quot;,&quot;&amp;[.E158]" office:value-type="string" office:string-value="63,95,127" calcext:value-type="string">
            <text:p>63,95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61" office:value-type="float" office:value="158" calcext:value-type="float">
            <text:p>1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59]&amp;&quot;,&quot;&amp;[.D159]&amp;&quot;,&quot;&amp;[.E159]" office:value-type="string" office:string-value="0,38,76" calcext:value-type="string">
            <text:p>0,38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62" office:value-type="float" office:value="159" calcext:value-type="float">
            <text:p>15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60]&amp;&quot;,&quot;&amp;[.D160]&amp;&quot;,&quot;&amp;[.E160]" office:value-type="string" office:string-value="38,57,76" calcext:value-type="string">
            <text:p>38,57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63" office:value-type="float" office:value="160" calcext:value-type="float">
            <text:p>1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61]&amp;&quot;,&quot;&amp;[.D161]&amp;&quot;,&quot;&amp;[.E161]" office:value-type="string" office:string-value="0,63,255" calcext:value-type="string">
            <text:p>0,63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64" office:value-type="float" office:value="161" calcext:value-type="float">
            <text:p>16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62]&amp;&quot;,&quot;&amp;[.D162]&amp;&quot;,&quot;&amp;[.E162]" office:value-type="string" office:string-value="127,159,255" calcext:value-type="string">
            <text:p>127,159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65" office:value-type="float" office:value="162" calcext:value-type="float">
            <text:p>1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63]&amp;&quot;,&quot;&amp;[.D163]&amp;&quot;,&quot;&amp;[.E163]" office:value-type="string" office:string-value="0,51,204" calcext:value-type="string">
            <text:p>0,51,204</text:p>
          </table:table-cell>
          <table:table-cell table:style-name="ce8" office:value-type="string" calcext:value-type="string">
            <text:p>天正轴网图层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66" office:value-type="float" office:value="163" calcext:value-type="float">
            <text:p>16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64]&amp;&quot;,&quot;&amp;[.D164]&amp;&quot;,&quot;&amp;[.E164]" office:value-type="string" office:string-value="102,127,204" calcext:value-type="string">
            <text:p>102,127,204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67" office:value-type="float" office:value="164" calcext:value-type="float">
            <text:p>1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65]&amp;&quot;,&quot;&amp;[.D165]&amp;&quot;,&quot;&amp;[.E165]" office:value-type="string" office:string-value="0,38,152" calcext:value-type="string">
            <text:p>0,38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68" office:value-type="float" office:value="165" calcext:value-type="float">
            <text:p>16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66]&amp;&quot;,&quot;&amp;[.D166]&amp;&quot;,&quot;&amp;[.E166]" office:value-type="string" office:string-value="76,95,152" calcext:value-type="string">
            <text:p>76,95,15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69" office:value-type="float" office:value="166" calcext:value-type="float">
            <text:p>1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67]&amp;&quot;,&quot;&amp;[.D167]&amp;&quot;,&quot;&amp;[.E167]" office:value-type="string" office:string-value="0,31,127" calcext:value-type="string">
            <text:p>0,31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170" office:value-type="float" office:value="167" calcext:value-type="float">
            <text:p>16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68]&amp;&quot;,&quot;&amp;[.D168]&amp;&quot;,&quot;&amp;[.E168]" office:value-type="string" office:string-value="63,79,127" calcext:value-type="string">
            <text:p>63,79,127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71" office:value-type="float" office:value="168" calcext:value-type="float">
            <text:p>1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69]&amp;&quot;,&quot;&amp;[.D169]&amp;&quot;,&quot;&amp;[.E169]" office:value-type="string" office:string-value="0,19,76" calcext:value-type="string">
            <text:p>0,19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72" office:value-type="float" office:value="169" calcext:value-type="float">
            <text:p>16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70]&amp;&quot;,&quot;&amp;[.D170]&amp;&quot;,&quot;&amp;[.E170]" office:value-type="string" office:string-value="38,47,76" calcext:value-type="string">
            <text:p>38,47,76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71]&amp;&quot;,&quot;&amp;[.D171]&amp;&quot;,&quot;&amp;[.E171]" office:value-type="string" office:string-value="0,0,255" calcext:value-type="string">
            <text:p>0,0,255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73" office:value-type="float" office:value="171" calcext:value-type="float">
            <text:p>171</text:p>
          </table:table-cell>
          <table:table-cell table:number-columns-repeated="2"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72]&amp;&quot;,&quot;&amp;[.D172]&amp;&quot;,&quot;&amp;[.E172]" office:value-type="string" office:string-value="127,127,255" calcext:value-type="string">
            <text:p>127,127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75" office:value-type="float" office:value="172" calcext:value-type="float">
            <text:p>17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73]&amp;&quot;,&quot;&amp;[.D173]&amp;&quot;,&quot;&amp;[.E173]" office:value-type="string" office:string-value="0,0,204" calcext:value-type="string">
            <text:p>0,0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76" office:value-type="float" office:value="173" calcext:value-type="float">
            <text:p>173</text:p>
          </table:table-cell>
          <table:table-cell table:number-columns-repeated="2"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74]&amp;&quot;,&quot;&amp;[.D174]&amp;&quot;,&quot;&amp;[.E174]" office:value-type="string" office:string-value="102,102,204" calcext:value-type="string">
            <text:p>102,102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77" office:value-type="float" office:value="174" calcext:value-type="float">
            <text:p>17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75]&amp;&quot;,&quot;&amp;[.D175]&amp;&quot;,&quot;&amp;[.E175]" office:value-type="string" office:string-value="0,0,152" calcext:value-type="string">
            <text:p>0,0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78" office:value-type="float" office:value="175" calcext:value-type="float">
            <text:p>175</text:p>
          </table:table-cell>
          <table:table-cell table:number-columns-repeated="2"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76]&amp;&quot;,&quot;&amp;[.D176]&amp;&quot;,&quot;&amp;[.E176]" office:value-type="string" office:string-value="76,76,152" calcext:value-type="string">
            <text:p>76,76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79" office:value-type="float" office:value="176" calcext:value-type="float">
            <text:p>17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77]&amp;&quot;,&quot;&amp;[.D177]&amp;&quot;,&quot;&amp;[.E177]" office:value-type="string" office:string-value="0,0,127" calcext:value-type="string">
            <text:p>0,0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80" office:value-type="float" office:value="177" calcext:value-type="float">
            <text:p>177</text:p>
          </table:table-cell>
          <table:table-cell table:number-columns-repeated="2"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78]&amp;&quot;,&quot;&amp;[.D178]&amp;&quot;,&quot;&amp;[.E178]" office:value-type="string" office:string-value="63,63,127" calcext:value-type="string">
            <text:p>63,63,127</text:p>
          </table:table-cell>
          <table:table-cell table:style-name="ce174" office:value-type="string" calcext:value-type="string">
            <text:p>房间面积地面填充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81" office:value-type="float" office:value="178" calcext:value-type="float">
            <text:p>17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79]&amp;&quot;,&quot;&amp;[.D179]&amp;&quot;,&quot;&amp;[.E179]" office:value-type="string" office:string-value="0,0,76" calcext:value-type="string">
            <text:p>0,0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82" office:value-type="float" office:value="179" calcext:value-type="float">
            <text:p>179</text:p>
          </table:table-cell>
          <table:table-cell table:number-columns-repeated="2"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80]&amp;&quot;,&quot;&amp;[.D180]&amp;&quot;,&quot;&amp;[.E180]" office:value-type="string" office:string-value="38,38,76" calcext:value-type="string">
            <text:p>38,38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83" office:value-type="float" office:value="180" calcext:value-type="float">
            <text:p>18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81]&amp;&quot;,&quot;&amp;[.D181]&amp;&quot;,&quot;&amp;[.E181]" office:value-type="string" office:string-value="63,0,255" calcext:value-type="string">
            <text:p>63,0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84" office:value-type="float" office:value="181" calcext:value-type="float">
            <text:p>18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82]&amp;&quot;,&quot;&amp;[.D182]&amp;&quot;,&quot;&amp;[.E182]" office:value-type="string" office:string-value="159,127,255" calcext:value-type="string">
            <text:p>159,127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85" office:value-type="float" office:value="182" calcext:value-type="float">
            <text:p>18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83]&amp;&quot;,&quot;&amp;[.D183]&amp;&quot;,&quot;&amp;[.E183]" office:value-type="string" office:string-value="51,0,204" calcext:value-type="string">
            <text:p>51,0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86" office:value-type="float" office:value="183" calcext:value-type="float">
            <text:p>18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84]&amp;&quot;,&quot;&amp;[.D184]&amp;&quot;,&quot;&amp;[.E184]" office:value-type="string" office:string-value="127,102,204" calcext:value-type="string">
            <text:p>127,102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87" office:value-type="float" office:value="184" calcext:value-type="float">
            <text:p>184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85]&amp;&quot;,&quot;&amp;[.D185]&amp;&quot;,&quot;&amp;[.E185]" office:value-type="string" office:string-value="38,0,152" calcext:value-type="string">
            <text:p>38,0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88" office:value-type="float" office:value="185" calcext:value-type="float">
            <text:p>18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86]&amp;&quot;,&quot;&amp;[.D186]&amp;&quot;,&quot;&amp;[.E186]" office:value-type="string" office:string-value="95,76,152" calcext:value-type="string">
            <text:p>95,76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89" office:value-type="float" office:value="186" calcext:value-type="float">
            <text:p>18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87]&amp;&quot;,&quot;&amp;[.D187]&amp;&quot;,&quot;&amp;[.E187]" office:value-type="string" office:string-value="31,0,127" calcext:value-type="string">
            <text:p>31,0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90" office:value-type="float" office:value="187" calcext:value-type="float">
            <text:p>18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88]&amp;&quot;,&quot;&amp;[.D188]&amp;&quot;,&quot;&amp;[.E188]" office:value-type="string" office:string-value="79,63,127" calcext:value-type="string">
            <text:p>79,63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91" office:value-type="float" office:value="188" calcext:value-type="float">
            <text:p>18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89]&amp;&quot;,&quot;&amp;[.D189]&amp;&quot;,&quot;&amp;[.E189]" office:value-type="string" office:string-value="19,0,76" calcext:value-type="string">
            <text:p>19,0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92" office:value-type="float" office:value="189" calcext:value-type="float">
            <text:p>18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90]&amp;&quot;,&quot;&amp;[.D190]&amp;&quot;,&quot;&amp;[.E190]" office:value-type="string" office:string-value="47,38,76" calcext:value-type="string">
            <text:p>47,38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93" office:value-type="float" office:value="190" calcext:value-type="float">
            <text:p>19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91]&amp;&quot;,&quot;&amp;[.D191]&amp;&quot;,&quot;&amp;[.E191]" office:value-type="string" office:string-value="127,0,255" calcext:value-type="string">
            <text:p>127,0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94" office:value-type="float" office:value="191" calcext:value-type="float">
            <text:p>191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192]&amp;&quot;,&quot;&amp;[.D192]&amp;&quot;,&quot;&amp;[.E192]" office:value-type="string" office:string-value="191,127,255" calcext:value-type="string">
            <text:p>191,127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95" office:value-type="float" office:value="192" calcext:value-type="float">
            <text:p>19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93]&amp;&quot;,&quot;&amp;[.D193]&amp;&quot;,&quot;&amp;[.E193]" office:value-type="string" office:string-value="102,0,204" calcext:value-type="string">
            <text:p>102,0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96" office:value-type="float" office:value="193" calcext:value-type="float">
            <text:p>193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194]&amp;&quot;,&quot;&amp;[.D194]&amp;&quot;,&quot;&amp;[.E194]" office:value-type="string" office:string-value="153,102,204" calcext:value-type="string">
            <text:p>153,102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97" office:value-type="float" office:value="194" calcext:value-type="float">
            <text:p>19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95]&amp;&quot;,&quot;&amp;[.D195]&amp;&quot;,&quot;&amp;[.E195]" office:value-type="string" office:string-value="76,0,152" calcext:value-type="string">
            <text:p>76,0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198" office:value-type="float" office:value="195" calcext:value-type="float">
            <text:p>19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196]&amp;&quot;,&quot;&amp;[.D196]&amp;&quot;,&quot;&amp;[.E196]" office:value-type="string" office:string-value="114,76,152" calcext:value-type="string">
            <text:p>114,76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99" office:value-type="float" office:value="196" calcext:value-type="float">
            <text:p>19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97]&amp;&quot;,&quot;&amp;[.D197]&amp;&quot;,&quot;&amp;[.E197]" office:value-type="string" office:string-value="63,0,127" calcext:value-type="string">
            <text:p>63,0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00" office:value-type="float" office:value="197" calcext:value-type="float">
            <text:p>19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198]&amp;&quot;,&quot;&amp;[.D198]&amp;&quot;,&quot;&amp;[.E198]" office:value-type="string" office:string-value="95,63,127" calcext:value-type="string">
            <text:p>95,63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01" office:value-type="float" office:value="198" calcext:value-type="float">
            <text:p>19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199]&amp;&quot;,&quot;&amp;[.D199]&amp;&quot;,&quot;&amp;[.E199]" office:value-type="string" office:string-value="38,0,76" calcext:value-type="string">
            <text:p>38,0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02" office:value-type="float" office:value="199" calcext:value-type="float">
            <text:p>19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00]&amp;&quot;,&quot;&amp;[.D200]&amp;&quot;,&quot;&amp;[.E200]" office:value-type="string" office:string-value="57,38,76" calcext:value-type="string">
            <text:p>57,38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03" office:value-type="float" office:value="200" calcext:value-type="float">
            <text:p>20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201]&amp;&quot;,&quot;&amp;[.D201]&amp;&quot;,&quot;&amp;[.E201]" office:value-type="string" office:string-value="191,0,255" calcext:value-type="string">
            <text:p>191,0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04" office:value-type="float" office:value="201" calcext:value-type="float">
            <text:p>201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202]&amp;&quot;,&quot;&amp;[.D202]&amp;&quot;,&quot;&amp;[.E202]" office:value-type="string" office:string-value="223,127,255" calcext:value-type="string">
            <text:p>223,127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05" office:value-type="float" office:value="202" calcext:value-type="float">
            <text:p>20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203]&amp;&quot;,&quot;&amp;[.D203]&amp;&quot;,&quot;&amp;[.E203]" office:value-type="string" office:string-value="153,0,204" calcext:value-type="string">
            <text:p>153,0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06" office:value-type="float" office:value="203" calcext:value-type="float">
            <text:p>203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204]&amp;&quot;,&quot;&amp;[.D204]&amp;&quot;,&quot;&amp;[.E204]" office:value-type="string" office:string-value="178,102,204" calcext:value-type="string">
            <text:p>178,102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07" office:value-type="float" office:value="204" calcext:value-type="float">
            <text:p>204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205]&amp;&quot;,&quot;&amp;[.D205]&amp;&quot;,&quot;&amp;[.E205]" office:value-type="string" office:string-value="114,0,152" calcext:value-type="string">
            <text:p>114,0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08" office:value-type="float" office:value="205" calcext:value-type="float">
            <text:p>205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206]&amp;&quot;,&quot;&amp;[.D206]&amp;&quot;,&quot;&amp;[.E206]" office:value-type="string" office:string-value="133,76,152" calcext:value-type="string">
            <text:p>133,76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09" office:value-type="float" office:value="206" calcext:value-type="float">
            <text:p>20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07]&amp;&quot;,&quot;&amp;[.D207]&amp;&quot;,&quot;&amp;[.E207]" office:value-type="string" office:string-value="95,0,127" calcext:value-type="string">
            <text:p>95,0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10" office:value-type="float" office:value="207" calcext:value-type="float">
            <text:p>207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08]&amp;&quot;,&quot;&amp;[.D208]&amp;&quot;,&quot;&amp;[.E208]" office:value-type="string" office:string-value="111,63,127" calcext:value-type="string">
            <text:p>111,63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11" office:value-type="float" office:value="208" calcext:value-type="float">
            <text:p>20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09]&amp;&quot;,&quot;&amp;[.D209]&amp;&quot;,&quot;&amp;[.E209]" office:value-type="string" office:string-value="57,0,76" calcext:value-type="string">
            <text:p>57,0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12" office:value-type="float" office:value="209" calcext:value-type="float">
            <text:p>209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10]&amp;&quot;,&quot;&amp;[.D210]&amp;&quot;,&quot;&amp;[.E210]" office:value-type="string" office:string-value="66,38,76" calcext:value-type="string">
            <text:p>66,38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float" office:value="210" calcext:value-type="float">
            <text:p>21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211]&amp;&quot;,&quot;&amp;[.D211]&amp;&quot;,&quot;&amp;[.E211]" office:value-type="string" office:string-value="255,0,255" calcext:value-type="string">
            <text:p>255,0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13" office:value-type="float" office:value="211" calcext:value-type="float">
            <text:p>21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55" calcext:value-type="float">
            <text:p>255</text:p>
          </table:table-cell>
          <table:table-cell table:style-name="ce7" table:formula="of:=[.C212]&amp;&quot;,&quot;&amp;[.D212]&amp;&quot;,&quot;&amp;[.E212]" office:value-type="string" office:string-value="255,127,255" calcext:value-type="string">
            <text:p>255,127,25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14" office:value-type="float" office:value="212" calcext:value-type="float">
            <text:p>21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213]&amp;&quot;,&quot;&amp;[.D213]&amp;&quot;,&quot;&amp;[.E213]" office:value-type="string" office:string-value="204,0,204" calcext:value-type="string">
            <text:p>204,0,20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15" office:value-type="float" office:value="213" calcext:value-type="float">
            <text:p>21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04" calcext:value-type="float">
            <text:p>204</text:p>
          </table:table-cell>
          <table:table-cell table:style-name="ce7" table:formula="of:=[.C214]&amp;&quot;,&quot;&amp;[.D214]&amp;&quot;,&quot;&amp;[.E214]" office:value-type="string" office:string-value="204,102,204" calcext:value-type="string">
            <text:p>204,102,204</text:p>
          </table:table-cell>
          <table:table-cell table:style-name="ce174" office:value-type="string" calcext:value-type="string">
            <text:p>标高标注</text:p>
          </table:table-cell>
          <table:table-cell table:number-columns-repeated="1017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16" office:value-type="float" office:value="214" calcext:value-type="float">
            <text:p>21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215]&amp;&quot;,&quot;&amp;[.D215]&amp;&quot;,&quot;&amp;[.E215]" office:value-type="string" office:string-value="152,0,152" calcext:value-type="string">
            <text:p>152,0,152</text:p>
          </table:table-cell>
          <table:table-cell table:style-name="ce174" office:value-type="string" calcext:value-type="string">
            <text:p>天正生成卫生间隔墙</text:p>
          </table:table-cell>
          <table:table-cell table:number-columns-repeated="1017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17" office:value-type="float" office:value="215" calcext:value-type="float">
            <text:p>21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52" calcext:value-type="float">
            <text:p>152</text:p>
          </table:table-cell>
          <table:table-cell table:style-name="ce7" table:formula="of:=[.C216]&amp;&quot;,&quot;&amp;[.D216]&amp;&quot;,&quot;&amp;[.E216]" office:value-type="string" office:string-value="152,76,152" calcext:value-type="string">
            <text:p>152,76,15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18" office:value-type="float" office:value="216" calcext:value-type="float">
            <text:p>21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17]&amp;&quot;,&quot;&amp;[.D217]&amp;&quot;,&quot;&amp;[.E217]" office:value-type="string" office:string-value="127,0,127" calcext:value-type="string">
            <text:p>127,0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19" office:value-type="float" office:value="217" calcext:value-type="float">
            <text:p>21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18]&amp;&quot;,&quot;&amp;[.D218]&amp;&quot;,&quot;&amp;[.E218]" office:value-type="string" office:string-value="127,63,127" calcext:value-type="string">
            <text:p>127,63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20" office:value-type="float" office:value="218" calcext:value-type="float">
            <text:p>21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19]&amp;&quot;,&quot;&amp;[.D219]&amp;&quot;,&quot;&amp;[.E219]" office:value-type="string" office:string-value="76,0,76" calcext:value-type="string">
            <text:p>76,0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21" office:value-type="float" office:value="219" calcext:value-type="float">
            <text:p>21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20]&amp;&quot;,&quot;&amp;[.D220]&amp;&quot;,&quot;&amp;[.E220]" office:value-type="string" office:string-value="76,38,76" calcext:value-type="string">
            <text:p>76,38,7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22" office:value-type="float" office:value="220" calcext:value-type="float">
            <text:p>22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1" calcext:value-type="float">
            <text:p>191</text:p>
          </table:table-cell>
          <table:table-cell table:style-name="ce7" table:formula="of:=[.C221]&amp;&quot;,&quot;&amp;[.D221]&amp;&quot;,&quot;&amp;[.E221]" office:value-type="string" office:string-value="255,0,191" calcext:value-type="string">
            <text:p>255,0,191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23" office:value-type="float" office:value="221" calcext:value-type="float">
            <text:p>22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223" calcext:value-type="float">
            <text:p>223</text:p>
          </table:table-cell>
          <table:table-cell table:style-name="ce7" table:formula="of:=[.C222]&amp;&quot;,&quot;&amp;[.D222]&amp;&quot;,&quot;&amp;[.E222]" office:value-type="string" office:string-value="255,127,223" calcext:value-type="string">
            <text:p>255,127,223</text:p>
          </table:table-cell>
          <table:table-cell table:style-name="ce174" office:value-type="string" calcext:value-type="string">
            <text:p>天正Surface图层</text:p>
          </table:table-cell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24" office:value-type="float" office:value="222" calcext:value-type="float">
            <text:p>22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3" calcext:value-type="float">
            <text:p>153</text:p>
          </table:table-cell>
          <table:table-cell table:style-name="ce7" table:formula="of:=[.C223]&amp;&quot;,&quot;&amp;[.D223]&amp;&quot;,&quot;&amp;[.E223]" office:value-type="string" office:string-value="204,0,153" calcext:value-type="string">
            <text:p>204,0,153</text:p>
          </table:table-cell>
          <table:table-cell table:style-name="ce174" office:value-type="string" calcext:value-type="string">
            <text:p>卫生洁具</text:p>
          </table:table-cell>
          <table:table-cell table:number-columns-repeated="1017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25" office:value-type="float" office:value="223" calcext:value-type="float">
            <text:p>22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78" calcext:value-type="float">
            <text:p>178</text:p>
          </table:table-cell>
          <table:table-cell table:style-name="ce7" table:formula="of:=[.C224]&amp;&quot;,&quot;&amp;[.D224]&amp;&quot;,&quot;&amp;[.E224]" office:value-type="string" office:string-value="204,102,178" calcext:value-type="string">
            <text:p>204,102,178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26" office:value-type="float" office:value="224" calcext:value-type="float">
            <text:p>22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4" calcext:value-type="float">
            <text:p>114</text:p>
          </table:table-cell>
          <table:table-cell table:style-name="ce7" table:formula="of:=[.C225]&amp;&quot;,&quot;&amp;[.D225]&amp;&quot;,&quot;&amp;[.E225]" office:value-type="string" office:string-value="152,0,114" calcext:value-type="string">
            <text:p>152,0,11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27" office:value-type="float" office:value="225" calcext:value-type="float">
            <text:p>22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33" calcext:value-type="float">
            <text:p>133</text:p>
          </table:table-cell>
          <table:table-cell table:style-name="ce7" table:formula="of:=[.C226]&amp;&quot;,&quot;&amp;[.D226]&amp;&quot;,&quot;&amp;[.E226]" office:value-type="string" office:string-value="152,76,133" calcext:value-type="string">
            <text:p>152,76,133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28" office:value-type="float" office:value="226" calcext:value-type="float">
            <text:p>22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[.C227]&amp;&quot;,&quot;&amp;[.D227]&amp;&quot;,&quot;&amp;[.E227]" office:value-type="string" office:string-value="127,0,95" calcext:value-type="string">
            <text:p>127,0,9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29" office:value-type="float" office:value="227" calcext:value-type="float">
            <text:p>22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11" calcext:value-type="float">
            <text:p>111</text:p>
          </table:table-cell>
          <table:table-cell table:style-name="ce7" table:formula="of:=[.C228]&amp;&quot;,&quot;&amp;[.D228]&amp;&quot;,&quot;&amp;[.E228]" office:value-type="string" office:string-value="127,63,111" calcext:value-type="string">
            <text:p>127,63,111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30" office:value-type="float" office:value="228" calcext:value-type="float">
            <text:p>22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" calcext:value-type="float">
            <text:p>57</text:p>
          </table:table-cell>
          <table:table-cell table:style-name="ce7" table:formula="of:=[.C229]&amp;&quot;,&quot;&amp;[.D229]&amp;&quot;,&quot;&amp;[.E229]" office:value-type="string" office:string-value="76,0,57" calcext:value-type="string">
            <text:p>76,0,5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31" office:value-type="float" office:value="229" calcext:value-type="float">
            <text:p>22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66" calcext:value-type="float">
            <text:p>66</text:p>
          </table:table-cell>
          <table:table-cell table:style-name="ce7" table:formula="of:=[.C230]&amp;&quot;,&quot;&amp;[.D230]&amp;&quot;,&quot;&amp;[.E230]" office:value-type="string" office:string-value="76,38,66" calcext:value-type="string">
            <text:p>76,38,66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32" office:value-type="float" office:value="230" calcext:value-type="float">
            <text:p>23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31]&amp;&quot;,&quot;&amp;[.D231]&amp;&quot;,&quot;&amp;[.E231]" office:value-type="string" office:string-value="255,0,127" calcext:value-type="string">
            <text:p>255,0,127</text:p>
          </table:table-cell>
          <table:table-cell table:style-name="ce174" office:value-type="string" calcext:value-type="string">
            <text:p>阳台</text:p>
          </table:table-cell>
          <table:table-cell table:number-columns-repeated="1017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33" office:value-type="float" office:value="231" calcext:value-type="float">
            <text:p>23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91" calcext:value-type="float">
            <text:p>191</text:p>
          </table:table-cell>
          <table:table-cell table:style-name="ce7" table:formula="of:=[.C232]&amp;&quot;,&quot;&amp;[.D232]&amp;&quot;,&quot;&amp;[.E232]" office:value-type="string" office:string-value="255,127,191" calcext:value-type="string">
            <text:p>255,127,191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34" office:value-type="float" office:value="232" calcext:value-type="float">
            <text:p>23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2" calcext:value-type="float">
            <text:p>102</text:p>
          </table:table-cell>
          <table:table-cell table:style-name="ce7" table:formula="of:=[.C233]&amp;&quot;,&quot;&amp;[.D233]&amp;&quot;,&quot;&amp;[.E233]" office:value-type="string" office:string-value="204,0,102" calcext:value-type="string">
            <text:p>204,0,10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35" office:value-type="float" office:value="233" calcext:value-type="float">
            <text:p>23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53" calcext:value-type="float">
            <text:p>153</text:p>
          </table:table-cell>
          <table:table-cell table:style-name="ce7" table:formula="of:=[.C234]&amp;&quot;,&quot;&amp;[.D234]&amp;&quot;,&quot;&amp;[.E234]" office:value-type="string" office:string-value="204,102,153" calcext:value-type="string">
            <text:p>204,102,153</text:p>
          </table:table-cell>
          <table:table-cell table:style-name="ce174" office:value-type="string" calcext:value-type="string">
            <text:p>总图道路中线</text:p>
          </table:table-cell>
          <table:table-cell table:number-columns-repeated="1017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36" office:value-type="float" office:value="234" calcext:value-type="float">
            <text:p>23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" calcext:value-type="float">
            <text:p>76</text:p>
          </table:table-cell>
          <table:table-cell table:style-name="ce7" table:formula="of:=[.C235]&amp;&quot;,&quot;&amp;[.D235]&amp;&quot;,&quot;&amp;[.E235]" office:value-type="string" office:string-value="152,0,76" calcext:value-type="string">
            <text:p>152,0,76</text:p>
          </table:table-cell>
          <table:table-cell table:style-name="ce174" office:value-type="string" calcext:value-type="string">
            <text:p>天正生成矮墙</text:p>
          </table:table-cell>
          <table:table-cell table:number-columns-repeated="1017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37" office:value-type="float" office:value="235" calcext:value-type="float">
            <text:p>23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14" calcext:value-type="float">
            <text:p>114</text:p>
          </table:table-cell>
          <table:table-cell table:style-name="ce7" table:formula="of:=[.C236]&amp;&quot;,&quot;&amp;[.D236]&amp;&quot;,&quot;&amp;[.E236]" office:value-type="string" office:string-value="152,76,114" calcext:value-type="string">
            <text:p>152,76,114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38" office:value-type="float" office:value="236" calcext:value-type="float">
            <text:p>23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237]&amp;&quot;,&quot;&amp;[.D237]&amp;&quot;,&quot;&amp;[.E237]" office:value-type="string" office:string-value="127,0,63" calcext:value-type="string">
            <text:p>127,0,63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39" office:value-type="float" office:value="237" calcext:value-type="float">
            <text:p>23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[.C238]&amp;&quot;,&quot;&amp;[.D238]&amp;&quot;,&quot;&amp;[.E238]" office:value-type="string" office:string-value="127,63,95" calcext:value-type="string">
            <text:p>127,63,9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40" office:value-type="float" office:value="238" calcext:value-type="float">
            <text:p>23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239]&amp;&quot;,&quot;&amp;[.D239]&amp;&quot;,&quot;&amp;[.E239]" office:value-type="string" office:string-value="76,0,38" calcext:value-type="string">
            <text:p>76,0,38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41" office:value-type="float" office:value="239" calcext:value-type="float">
            <text:p>23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7" calcext:value-type="float">
            <text:p>57</text:p>
          </table:table-cell>
          <table:table-cell table:style-name="ce7" table:formula="of:=[.C240]&amp;&quot;,&quot;&amp;[.D240]&amp;&quot;,&quot;&amp;[.E240]" office:value-type="string" office:string-value="76,38,57" calcext:value-type="string">
            <text:p>76,38,5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42" office:value-type="float" office:value="240" calcext:value-type="float">
            <text:p>24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3" calcext:value-type="float">
            <text:p>63</text:p>
          </table:table-cell>
          <table:table-cell table:style-name="ce7" table:formula="of:=[.C241]&amp;&quot;,&quot;&amp;[.D241]&amp;&quot;,&quot;&amp;[.E241]" office:value-type="string" office:string-value="255,0,63" calcext:value-type="string">
            <text:p>255,0,63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43" office:value-type="float" office:value="241" calcext:value-type="float">
            <text:p>24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59" calcext:value-type="float">
            <text:p>159</text:p>
          </table:table-cell>
          <table:table-cell table:style-name="ce7" table:formula="of:=[.C242]&amp;&quot;,&quot;&amp;[.D242]&amp;&quot;,&quot;&amp;[.E242]" office:value-type="string" office:string-value="255,127,159" calcext:value-type="string">
            <text:p>255,127,159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44" office:value-type="float" office:value="242" calcext:value-type="float">
            <text:p>242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1" calcext:value-type="float">
            <text:p>51</text:p>
          </table:table-cell>
          <table:table-cell table:style-name="ce7" table:formula="of:=[.C243]&amp;&quot;,&quot;&amp;[.D243]&amp;&quot;,&quot;&amp;[.E243]" office:value-type="string" office:string-value="204,0,51" calcext:value-type="string">
            <text:p>204,0,51</text:p>
          </table:table-cell>
          <table:table-cell table:style-name="ce174" office:value-type="string" calcext:value-type="string">
            <text:p>云线图层</text:p>
          </table:table-cell>
          <table:table-cell table:number-columns-repeated="1017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45" office:value-type="float" office:value="243" calcext:value-type="float">
            <text:p>24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27" calcext:value-type="float">
            <text:p>127</text:p>
          </table:table-cell>
          <table:table-cell table:style-name="ce7" table:formula="of:=[.C244]&amp;&quot;,&quot;&amp;[.D244]&amp;&quot;,&quot;&amp;[.E244]" office:value-type="string" office:string-value="204,102,127" calcext:value-type="string">
            <text:p>204,102,12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46" office:value-type="float" office:value="244" calcext:value-type="float">
            <text:p>24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table:formula="of:=[.C245]&amp;&quot;,&quot;&amp;[.D245]&amp;&quot;,&quot;&amp;[.E245]" office:value-type="string" office:string-value="152,0,38" calcext:value-type="string">
            <text:p>152,0,38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47" office:value-type="float" office:value="245" calcext:value-type="float">
            <text:p>245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5" calcext:value-type="float">
            <text:p>95</text:p>
          </table:table-cell>
          <table:table-cell table:style-name="ce7" table:formula="of:=[.C246]&amp;&quot;,&quot;&amp;[.D246]&amp;&quot;,&quot;&amp;[.E246]" office:value-type="string" office:string-value="152,76,95" calcext:value-type="string">
            <text:p>152,76,95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48" office:value-type="float" office:value="246" calcext:value-type="float">
            <text:p>24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formula="of:=[.C247]&amp;&quot;,&quot;&amp;[.D247]&amp;&quot;,&quot;&amp;[.E247]" office:value-type="string" office:string-value="127,0,31" calcext:value-type="string">
            <text:p>127,0,31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49" office:value-type="float" office:value="247" calcext:value-type="float">
            <text:p>247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9" calcext:value-type="float">
            <text:p>79</text:p>
          </table:table-cell>
          <table:table-cell table:style-name="ce7" table:formula="of:=[.C248]&amp;&quot;,&quot;&amp;[.D248]&amp;&quot;,&quot;&amp;[.E248]" office:value-type="string" office:string-value="127,63,79" calcext:value-type="string">
            <text:p>127,63,79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50" office:value-type="float" office:value="248" calcext:value-type="float">
            <text:p>24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[.C249]&amp;&quot;,&quot;&amp;[.D249]&amp;&quot;,&quot;&amp;[.E249]" office:value-type="string" office:string-value="76,0,19" calcext:value-type="string">
            <text:p>76,0,19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51" office:value-type="float" office:value="249" calcext:value-type="float">
            <text:p>24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7" calcext:value-type="float">
            <text:p>47</text:p>
          </table:table-cell>
          <table:table-cell table:style-name="ce7" table:formula="of:=[.C250]&amp;&quot;,&quot;&amp;[.D250]&amp;&quot;,&quot;&amp;[.E250]" office:value-type="string" office:string-value="76,38,47" calcext:value-type="string">
            <text:p>76,38,47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52" office:value-type="float" office:value="250" calcext:value-type="float">
            <text:p>250</text:p>
          </table:table-cell>
          <table:table-cell table:number-columns-repeated="3" table:style-name="ce7" office:value-type="float" office:value="51" calcext:value-type="float">
            <text:p>51</text:p>
          </table:table-cell>
          <table:table-cell table:style-name="ce7" table:formula="of:=[.C251]&amp;&quot;,&quot;&amp;[.D251]&amp;&quot;,&quot;&amp;[.E251]" office:value-type="string" office:string-value="51,51,51" calcext:value-type="string">
            <text:p>51,51,51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53" office:value-type="float" office:value="251" calcext:value-type="float">
            <text:p>251</text:p>
          </table:table-cell>
          <table:table-cell table:number-columns-repeated="3" table:style-name="ce7" office:value-type="float" office:value="91" calcext:value-type="float">
            <text:p>91</text:p>
          </table:table-cell>
          <table:table-cell table:style-name="ce7" table:formula="of:=[.C252]&amp;&quot;,&quot;&amp;[.D252]&amp;&quot;,&quot;&amp;[.E252]" office:value-type="string" office:string-value="91,91,91" calcext:value-type="string">
            <text:p>91,91,91</text:p>
          </table:table-cell>
          <table:table-cell table:style-name="ce174" office:value-type="string" calcext:value-type="string">
            <text:p>天正PUB-Hatch图层，柱填充</text:p>
          </table:table-cell>
          <table:table-cell table:number-columns-repeated="1017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54" office:value-type="float" office:value="252" calcext:value-type="float">
            <text:p>252</text:p>
          </table:table-cell>
          <table:table-cell table:number-columns-repeated="3" table:style-name="ce7" office:value-type="float" office:value="132" calcext:value-type="float">
            <text:p>132</text:p>
          </table:table-cell>
          <table:table-cell table:style-name="ce7" table:formula="of:=[.C253]&amp;&quot;,&quot;&amp;[.D253]&amp;&quot;,&quot;&amp;[.E253]" office:value-type="string" office:string-value="132,132,132" calcext:value-type="string">
            <text:p>132,132,132</text:p>
          </table:table-cell>
          <table:table-cell table:style-name="ce174"/>
          <table:table-cell table:number-columns-repeated="1017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55" office:value-type="float" office:value="253" calcext:value-type="float">
            <text:p>253</text:p>
          </table:table-cell>
          <table:table-cell table:number-columns-repeated="3" table:style-name="ce7" office:value-type="float" office:value="173" calcext:value-type="float">
            <text:p>173</text:p>
          </table:table-cell>
          <table:table-cell table:style-name="ce7" table:formula="of:=[.C254]&amp;&quot;,&quot;&amp;[.D254]&amp;&quot;,&quot;&amp;[.E254]" office:value-type="string" office:string-value="173,173,173" calcext:value-type="string">
            <text:p>173,173,173</text:p>
          </table:table-cell>
          <table:table-cell table:style-name="ce174" office:value-type="string" calcext:value-type="string">
            <text:p>天正文字</text:p>
          </table:table-cell>
          <table:table-cell table:number-columns-repeated="1017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56" office:value-type="float" office:value="254" calcext:value-type="float">
            <text:p>254</text:p>
          </table:table-cell>
          <table:table-cell table:number-columns-repeated="3" table:style-name="ce7" office:value-type="float" office:value="214" calcext:value-type="float">
            <text:p>214</text:p>
          </table:table-cell>
          <table:table-cell table:style-name="ce7" table:formula="of:=[.C255]&amp;&quot;,&quot;&amp;[.D255]&amp;&quot;,&quot;&amp;[.E255]" office:value-type="string" office:string-value="214,214,214" calcext:value-type="string">
            <text:p>214,214,214</text:p>
          </table:table-cell>
          <table:table-cell table:style-name="ce174" office:value-type="string" calcext:value-type="string">
            <text:p>文字</text:p>
          </table:table-cell>
          <table:table-cell table:number-columns-repeated="1017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57" office:value-type="float" office:value="255" calcext:value-type="float">
            <text:p>255</text:p>
          </table:table-cell>
          <table:table-cell table:number-columns-repeated="3" table:style-name="ce258" office:value-type="float" office:value="255" calcext:value-type="float">
            <text:p>255</text:p>
          </table:table-cell>
          <table:table-cell table:style-name="ce258" table:formula="of:=[.C256]&amp;&quot;,&quot;&amp;[.D256]&amp;&quot;,&quot;&amp;[.E256]" office:value-type="string" office:string-value="255,255,255" calcext:value-type="string">
            <text:p>255,255,255</text:p>
          </table:table-cell>
          <table:table-cell table:style-name="ce259"/>
          <table:table-cell table:number-columns-repeated="1017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表3" table:target-range-address="'ACI-Autodesk_colour_index'.A1:'ACI-Autodesk_colour_index'.G25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等线" svg:font-family="等线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等线" fo:font-family="等线" fo:font-size="11pt" style:font-name-asian="等线" style:font-family-asian="等线" style:font-size-asian="11pt" style:font-name-complex="等线" style:font-family-complex="等线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initial-creator>admin</meta:initial-creator>
    <meta:creation-date>2015-06-05T18:17:20Z</meta:creation-date>
    <dc:date>2021-01-11T09:53:32.466000000</dc:date>
    <meta:editing-duration>PT1M5S</meta:editing-duration>
    <meta:editing-cycles>1</meta:editing-cycles>
    <meta:document-statistic meta:table-count="1" meta:cell-count="1570" meta:object-count="0"/>
  </office:meta>
</office:document-meta>
</file>